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Standard">
      <style:text-properties fo:language="en" fo:country="US" officeooo:rsid="00b6551e" officeooo:paragraph-rsid="011a7db5"/>
    </style:style>
    <style:style style:name="P4" style:family="paragraph" style:parent-style-name="Standard">
      <style:text-properties fo:language="en" fo:country="US" officeooo:rsid="00b6551e" officeooo:paragraph-rsid="011acf5e"/>
    </style:style>
    <style:style style:name="P5" style:family="paragraph" style:parent-style-name="Standard">
      <style:text-properties fo:language="en" fo:country="US" fo:font-weight="normal" officeooo:rsid="00b6551e" officeooo:paragraph-rsid="00b6551e" style:font-weight-asian="normal" style:font-weight-complex="normal"/>
    </style:style>
    <style:style style:name="P6" style:family="paragraph" style:parent-style-name="Standard">
      <style:text-properties fo:language="en" fo:country="US" fo:font-weight="normal" officeooo:rsid="011acf5e" officeooo:paragraph-rsid="011acf5e" style:font-weight-asian="normal" style:font-weight-complex="normal"/>
    </style:style>
    <style:style style:name="P7" style:family="paragraph" style:parent-style-name="Standard">
      <style:text-properties fo:language="en" fo:country="US" fo:font-weight="normal" officeooo:rsid="011b1426" officeooo:paragraph-rsid="011b1426" style:font-weight-asian="normal" style:font-weight-complex="normal"/>
    </style:style>
    <style:style style:name="P8" style:family="paragraph" style:parent-style-name="Standard">
      <style:text-properties fo:language="en" fo:country="US" fo:font-weight="normal" officeooo:rsid="01df4ab1" officeooo:paragraph-rsid="01df4ab1" style:font-weight-asian="normal" style:font-weight-complex="normal"/>
    </style:style>
    <style:style style:name="P9" style:family="paragraph" style:parent-style-name="Standard">
      <style:text-properties fo:language="en" fo:country="US" officeooo:rsid="00581288" officeooo:paragraph-rsid="011acf5e"/>
    </style:style>
    <style:style style:name="P10" style:family="paragraph" style:parent-style-name="Standard">
      <style:text-properties fo:language="en" fo:country="US" fo:font-weight="bold" officeooo:rsid="0012580f" officeooo:paragraph-rsid="0012580f" style:font-weight-asian="bold" style:font-weight-complex="bold"/>
    </style:style>
    <style:style style:name="P11" style:family="paragraph" style:parent-style-name="Standard">
      <style:text-properties fo:language="en" fo:country="US" fo:font-weight="bold" officeooo:rsid="01df4ab1" officeooo:paragraph-rsid="01df4ab1" style:font-weight-asian="bold" style:font-weight-complex="bold"/>
    </style:style>
    <style:style style:name="P12" style:family="paragraph" style:parent-style-name="Standard">
      <style:text-properties fo:language="en" fo:country="US" fo:font-weight="bold" officeooo:rsid="01df4ab1" officeooo:paragraph-rsid="01e11ec6" style:font-weight-asian="bold" style:font-weight-complex="bold"/>
    </style:style>
    <style:style style:name="P13" style:family="paragraph" style:parent-style-name="Standard">
      <style:text-properties fo:language="en" fo:country="US" fo:font-weight="bold" officeooo:rsid="00581288" officeooo:paragraph-rsid="011acf5e" style:font-weight-asian="bold" style:font-weight-complex="bold"/>
    </style:style>
    <style:style style:name="P14" style:family="paragraph" style:parent-style-name="Standard">
      <style:text-properties fo:language="en" fo:country="US" fo:font-weight="bold" officeooo:rsid="00581288" officeooo:paragraph-rsid="00581288" style:font-weight-asian="bold" style:font-weight-complex="bold"/>
    </style:style>
    <style:style style:name="P15" style:family="paragraph" style:parent-style-name="Standard">
      <style:text-properties fo:language="en" fo:country="US" officeooo:rsid="014777cd" officeooo:paragraph-rsid="014a1127"/>
    </style:style>
    <style:style style:name="P16" style:family="paragraph" style:parent-style-name="Standard">
      <style:text-properties fo:language="en" fo:country="US" officeooo:rsid="00cd53c1" officeooo:paragraph-rsid="014a1127"/>
    </style:style>
    <style:style style:name="P17" style:family="paragraph" style:parent-style-name="Standard">
      <style:text-properties fo:language="en" fo:country="US" officeooo:rsid="016d5f0b" officeooo:paragraph-rsid="016d5f0b"/>
    </style:style>
    <style:style style:name="P18" style:family="paragraph" style:parent-style-name="Standard">
      <style:text-properties fo:language="en" fo:country="US" officeooo:rsid="01dc0a95" officeooo:paragraph-rsid="01dc0a95"/>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normal" officeooo:rsid="00c39736" officeooo:paragraph-rsid="00c2bfa4" style:font-weight-asian="normal" style:font-weight-complex="normal"/>
    </style:style>
    <style:style style:name="P21" style:family="paragraph" style:parent-style-name="Text_20_body">
      <style:text-properties fo:language="en" fo:country="US" fo:font-weight="normal" officeooo:rsid="00c39736" officeooo:paragraph-rsid="028b44b7" style:font-weight-asian="normal" style:font-weight-complex="normal"/>
    </style:style>
    <style:style style:name="P22" style:family="paragraph" style:parent-style-name="Text_20_body">
      <style:text-properties fo:language="en" fo:country="US" fo:font-weight="normal" officeooo:rsid="004dcdca" officeooo:paragraph-rsid="004dcdca" style:font-weight-asian="normal" style:font-weight-complex="normal"/>
    </style:style>
    <style:style style:name="P23" style:family="paragraph" style:parent-style-name="Text_20_body">
      <style:text-properties fo:language="en" fo:country="US" fo:font-weight="normal" officeooo:rsid="004dcdca" officeooo:paragraph-rsid="001583b2"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25" style:family="paragraph" style:parent-style-name="Text_20_body">
      <style:text-properties fo:language="en" fo:country="US" fo:font-weight="normal" officeooo:rsid="004dcdca" officeooo:paragraph-rsid="0168803a" style:font-weight-asian="normal" style:font-weight-complex="normal"/>
    </style:style>
    <style:style style:name="P26" style:family="paragraph" style:parent-style-name="Text_20_body">
      <style:text-properties fo:language="en" fo:country="US" fo:font-weight="normal" officeooo:rsid="00dd3f46" officeooo:paragraph-rsid="00dd8889" style:font-weight-asian="normal" style:font-weight-complex="normal"/>
    </style:style>
    <style:style style:name="P27" style:family="paragraph" style:parent-style-name="Text_20_body">
      <style:text-properties fo:language="en" fo:country="US" fo:font-weight="normal" officeooo:rsid="00dd8889" officeooo:paragraph-rsid="00dd8889" style:font-weight-asian="normal" style:font-weight-complex="normal"/>
    </style:style>
    <style:style style:name="P28" style:family="paragraph" style:parent-style-name="Text_20_body">
      <style:text-properties fo:language="en" fo:country="US" fo:font-weight="normal" officeooo:rsid="00df8f76" officeooo:paragraph-rsid="00df8f76" style:font-weight-asian="normal" style:font-weight-complex="normal"/>
    </style:style>
    <style:style style:name="P29" style:family="paragraph" style:parent-style-name="Text_20_body">
      <style:text-properties fo:language="en" fo:country="US" fo:font-weight="normal" officeooo:rsid="00f90049" officeooo:paragraph-rsid="00f90049" style:font-weight-asian="normal" style:font-weight-complex="normal"/>
    </style:style>
    <style:style style:name="P30" style:family="paragraph" style:parent-style-name="Text_20_body">
      <style:text-properties fo:language="en" fo:country="US" fo:font-weight="normal" officeooo:rsid="00f90049" officeooo:paragraph-rsid="00fafba9" style:font-weight-asian="normal" style:font-weight-complex="normal"/>
    </style:style>
    <style:style style:name="P31" style:family="paragraph" style:parent-style-name="Text_20_body">
      <style:text-properties fo:language="en" fo:country="US" fo:font-weight="normal" officeooo:rsid="00fafba9" officeooo:paragraph-rsid="01014476" style:font-weight-asian="normal" style:font-weight-complex="normal"/>
    </style:style>
    <style:style style:name="P32" style:family="paragraph" style:parent-style-name="Text_20_body">
      <style:text-properties fo:language="en" fo:country="US" fo:font-weight="normal" officeooo:rsid="00fafba9" officeooo:paragraph-rsid="01017c3e" style:font-weight-asian="normal" style:font-weight-complex="normal"/>
    </style:style>
    <style:style style:name="P33" style:family="paragraph" style:parent-style-name="Text_20_body">
      <style:text-properties fo:language="en" fo:country="US" fo:font-weight="normal" officeooo:rsid="001a2d93" officeooo:paragraph-rsid="001cc9c5" style:font-weight-asian="normal" style:font-weight-complex="normal"/>
    </style:style>
    <style:style style:name="P34" style:family="paragraph" style:parent-style-name="Text_20_body">
      <style:text-properties fo:language="en" fo:country="US" fo:font-weight="normal" officeooo:rsid="001a2d93" officeooo:paragraph-rsid="001a2d93" style:font-weight-asian="normal" style:font-weight-complex="normal"/>
    </style:style>
    <style:style style:name="P35" style:family="paragraph" style:parent-style-name="Text_20_body">
      <style:text-properties fo:language="en" fo:country="US" fo:font-weight="normal" officeooo:rsid="010750a3" officeooo:paragraph-rsid="010750a3" style:font-weight-asian="normal" style:font-weight-complex="normal"/>
    </style:style>
    <style:style style:name="P36" style:family="paragraph" style:parent-style-name="Text_20_body">
      <style:text-properties fo:language="en" fo:country="US" fo:font-weight="normal" officeooo:rsid="011254fb" officeooo:paragraph-rsid="01fb0edc" style:font-weight-asian="normal" style:font-weight-complex="normal"/>
    </style:style>
    <style:style style:name="P37" style:family="paragraph" style:parent-style-name="Text_20_body">
      <style:text-properties fo:language="en" fo:country="US" fo:font-weight="normal" officeooo:rsid="011254fb" officeooo:paragraph-rsid="01fc7d5b" style:font-weight-asian="normal" style:font-weight-complex="normal"/>
    </style:style>
    <style:style style:name="P38" style:family="paragraph" style:parent-style-name="Text_20_body">
      <style:text-properties fo:language="en" fo:country="US" fo:font-weight="normal" officeooo:rsid="0117663e" officeooo:paragraph-rsid="0168803a" style:font-weight-asian="normal" style:font-weight-complex="normal"/>
    </style:style>
    <style:style style:name="P39" style:family="paragraph" style:parent-style-name="Text_20_body">
      <style:text-properties fo:language="en" fo:country="US" fo:font-weight="normal" officeooo:rsid="001583b2" officeooo:paragraph-rsid="0168803a" style:font-weight-asian="normal" style:font-weight-complex="normal"/>
    </style:style>
    <style:style style:name="P40" style:family="paragraph" style:parent-style-name="Text_20_body">
      <style:text-properties fo:language="en" fo:country="US" fo:font-weight="normal" officeooo:rsid="005ebec9" officeooo:paragraph-rsid="005ebec9" style:font-weight-asian="normal" style:font-weight-complex="normal"/>
    </style:style>
    <style:style style:name="P41" style:family="paragraph" style:parent-style-name="Text_20_body">
      <style:text-properties fo:language="en" fo:country="US" fo:font-weight="normal" officeooo:rsid="011c7718" officeooo:paragraph-rsid="011c7718" style:font-weight-asian="normal" style:font-weight-complex="normal"/>
    </style:style>
    <style:style style:name="P42" style:family="paragraph" style:parent-style-name="Text_20_body">
      <style:text-properties fo:language="en" fo:country="US" fo:font-weight="normal" officeooo:rsid="007f22ec" officeooo:paragraph-rsid="007f22ec" style:font-weight-asian="normal" style:font-weight-complex="normal"/>
    </style:style>
    <style:style style:name="P43" style:family="paragraph" style:parent-style-name="Text_20_body">
      <style:text-properties fo:language="en" fo:country="US" fo:font-weight="normal" officeooo:rsid="0128fd1d" officeooo:paragraph-rsid="0128fd1d" style:font-weight-asian="normal" style:font-weight-complex="normal"/>
    </style:style>
    <style:style style:name="P44" style:family="paragraph" style:parent-style-name="Text_20_body">
      <style:text-properties fo:language="en" fo:country="US" fo:font-weight="normal" officeooo:rsid="012a2795" officeooo:paragraph-rsid="012a2795" style:font-weight-asian="normal" style:font-weight-complex="normal"/>
    </style:style>
    <style:style style:name="P45" style:family="paragraph" style:parent-style-name="Text_20_body">
      <style:text-properties fo:language="en" fo:country="US" fo:font-weight="normal" officeooo:rsid="0132fbb1" officeooo:paragraph-rsid="0132fbb1" style:font-weight-asian="normal" style:font-weight-complex="normal"/>
    </style:style>
    <style:style style:name="P46" style:family="paragraph" style:parent-style-name="Text_20_body">
      <style:text-properties fo:language="en" fo:country="US" fo:font-weight="normal" officeooo:rsid="0012abc5" officeooo:paragraph-rsid="0012abc5" style:font-weight-asian="normal" style:font-weight-complex="normal"/>
    </style:style>
    <style:style style:name="P47" style:family="paragraph" style:parent-style-name="Text_20_body">
      <style:text-properties fo:language="en" fo:country="US" fo:font-weight="normal" officeooo:rsid="0012abc5" officeooo:paragraph-rsid="013c1bd6" style:font-weight-asian="normal" style:font-weight-complex="normal"/>
    </style:style>
    <style:style style:name="P48" style:family="paragraph" style:parent-style-name="Text_20_body">
      <style:text-properties fo:language="en" fo:country="US" fo:font-weight="normal" officeooo:rsid="013baf06" officeooo:paragraph-rsid="013baf06" style:font-weight-asian="normal" style:font-weight-complex="normal"/>
    </style:style>
    <style:style style:name="P49" style:family="paragraph" style:parent-style-name="Text_20_body">
      <style:text-properties fo:language="en" fo:country="US" fo:font-weight="normal" officeooo:rsid="013c1bd6" officeooo:paragraph-rsid="013c1bd6" style:font-weight-asian="normal" style:font-weight-complex="normal"/>
    </style:style>
    <style:style style:name="P50" style:family="paragraph" style:parent-style-name="Text_20_body">
      <style:text-properties fo:language="en" fo:country="US" fo:font-weight="normal" officeooo:rsid="013dbdb3" officeooo:paragraph-rsid="013dbdb3" style:font-weight-asian="normal" style:font-weight-complex="normal"/>
    </style:style>
    <style:style style:name="P51" style:family="paragraph" style:parent-style-name="Text_20_body">
      <style:text-properties fo:language="en" fo:country="US" fo:font-weight="normal" officeooo:rsid="01582632" officeooo:paragraph-rsid="01582632" style:font-weight-asian="normal" style:font-weight-complex="normal"/>
    </style:style>
    <style:style style:name="P52" style:family="paragraph" style:parent-style-name="Text_20_body">
      <style:text-properties fo:language="en" fo:country="US" fo:font-weight="normal" officeooo:rsid="0162812d" officeooo:paragraph-rsid="0162812d" style:font-weight-asian="normal" style:font-weight-complex="normal"/>
    </style:style>
    <style:style style:name="P53" style:family="paragraph" style:parent-style-name="Text_20_body">
      <style:text-properties fo:language="en" fo:country="US" fo:font-weight="normal" officeooo:rsid="0024ffe8" officeooo:paragraph-rsid="0168803a" style:font-weight-asian="normal" style:font-weight-complex="normal"/>
    </style:style>
    <style:style style:name="P54" style:family="paragraph" style:parent-style-name="Text_20_body">
      <style:text-properties fo:language="en" fo:country="US" fo:font-weight="normal" officeooo:rsid="01692f61" officeooo:paragraph-rsid="01692f61" style:font-weight-asian="normal" style:font-weight-complex="normal"/>
    </style:style>
    <style:style style:name="P55" style:family="paragraph" style:parent-style-name="Text_20_body">
      <style:text-properties fo:language="en" fo:country="US" fo:font-weight="normal" officeooo:rsid="002c2d42" officeooo:paragraph-rsid="002c2d42" style:font-weight-asian="normal" style:font-weight-complex="normal"/>
    </style:style>
    <style:style style:name="P56" style:family="paragraph" style:parent-style-name="Text_20_body">
      <style:text-properties fo:language="en" fo:country="US" fo:font-weight="normal" officeooo:rsid="01c3fe5e" officeooo:paragraph-rsid="01c3fe5e" style:font-weight-asian="normal" style:font-weight-complex="normal"/>
    </style:style>
    <style:style style:name="P57" style:family="paragraph" style:parent-style-name="Text_20_body">
      <style:text-properties fo:language="en" fo:country="US" fo:font-weight="normal" officeooo:rsid="01c91265" officeooo:paragraph-rsid="01c91265" style:font-weight-asian="normal" style:font-weight-complex="normal"/>
    </style:style>
    <style:style style:name="P58" style:family="paragraph" style:parent-style-name="Text_20_body">
      <style:text-properties fo:language="en" fo:country="US" fo:font-weight="normal" officeooo:rsid="01c932dc" officeooo:paragraph-rsid="01c932dc" style:font-weight-asian="normal" style:font-weight-complex="normal"/>
    </style:style>
    <style:style style:name="P59" style:family="paragraph" style:parent-style-name="Text_20_body">
      <style:text-properties fo:language="en" fo:country="US" fo:font-weight="normal" officeooo:rsid="01cf1059" officeooo:paragraph-rsid="01cf1059" style:font-weight-asian="normal" style:font-weight-complex="normal"/>
    </style:style>
    <style:style style:name="P60" style:family="paragraph" style:parent-style-name="Text_20_body">
      <style:text-properties fo:language="en" fo:country="US" fo:font-weight="normal" officeooo:rsid="01d48fc7" officeooo:paragraph-rsid="01d48fc7" style:font-weight-asian="normal" style:font-weight-complex="normal"/>
    </style:style>
    <style:style style:name="P61" style:family="paragraph" style:parent-style-name="Text_20_body">
      <style:text-properties fo:language="en" fo:country="US" fo:font-weight="normal" officeooo:rsid="01d4e939" officeooo:paragraph-rsid="01d4e939" style:font-weight-asian="normal" style:font-weight-complex="normal"/>
    </style:style>
    <style:style style:name="P62" style:family="paragraph" style:parent-style-name="Text_20_body">
      <style:text-properties fo:language="en" fo:country="US" fo:font-weight="normal" officeooo:rsid="01efc599" officeooo:paragraph-rsid="01efc599" style:font-weight-asian="normal" style:font-weight-complex="normal"/>
    </style:style>
    <style:style style:name="P63" style:family="paragraph" style:parent-style-name="Text_20_body">
      <style:text-properties fo:language="en" fo:country="US" fo:font-weight="normal" officeooo:rsid="01fb0edc" officeooo:paragraph-rsid="01fb0edc" style:font-weight-asian="normal" style:font-weight-complex="normal"/>
    </style:style>
    <style:style style:name="P64" style:family="paragraph" style:parent-style-name="Text_20_body">
      <style:text-properties fo:language="en" fo:country="US" fo:font-weight="normal" officeooo:rsid="0158f5b6" officeooo:paragraph-rsid="01582632" style:font-weight-asian="normal" style:font-weight-complex="normal"/>
    </style:style>
    <style:style style:name="P65" style:family="paragraph" style:parent-style-name="Text_20_body">
      <style:text-properties fo:language="en" fo:country="US" fo:font-weight="normal" officeooo:rsid="01ff89b5" officeooo:paragraph-rsid="01ff89b5" style:font-weight-asian="normal" style:font-weight-complex="normal"/>
    </style:style>
    <style:style style:name="P66" style:family="paragraph" style:parent-style-name="Text_20_body">
      <style:text-properties fo:language="en" fo:country="US" fo:font-weight="normal" officeooo:rsid="01f5bb58" officeooo:paragraph-rsid="02973393" style:font-weight-asian="normal" style:font-weight-complex="normal"/>
    </style:style>
    <style:style style:name="P67" style:family="paragraph" style:parent-style-name="Text_20_body">
      <style:text-properties fo:language="en" fo:country="US" fo:font-weight="normal" officeooo:rsid="0269dc6b" officeooo:paragraph-rsid="0269dc6b" style:font-weight-asian="normal" style:font-weight-complex="normal"/>
    </style:style>
    <style:style style:name="P68" style:family="paragraph" style:parent-style-name="Text_20_body">
      <style:text-properties fo:language="en" fo:country="US" fo:font-weight="normal" officeooo:rsid="026edf3d" officeooo:paragraph-rsid="026edf3d" style:font-weight-asian="normal" style:font-weight-complex="normal"/>
    </style:style>
    <style:style style:name="P69" style:family="paragraph" style:parent-style-name="Text_20_body">
      <style:text-properties fo:language="en" fo:country="US" fo:font-weight="normal" officeooo:rsid="026ff929" officeooo:paragraph-rsid="026ff929" style:font-weight-asian="normal" style:font-weight-complex="normal"/>
    </style:style>
    <style:style style:name="P70" style:family="paragraph" style:parent-style-name="Text_20_body">
      <style:text-properties fo:language="en" fo:country="US" fo:font-weight="normal" officeooo:rsid="026ff929" officeooo:paragraph-rsid="02747345" style:font-weight-asian="normal" style:font-weight-complex="normal"/>
    </style:style>
    <style:style style:name="P71" style:family="paragraph" style:parent-style-name="Text_20_body">
      <style:paragraph-properties fo:text-align="start" style:justify-single-word="false"/>
      <style:text-properties fo:language="en" fo:country="US" fo:font-weight="normal" officeooo:rsid="026ff929" officeooo:paragraph-rsid="02767650" style:font-weight-asian="normal" style:font-weight-complex="normal"/>
    </style:style>
    <style:style style:name="P72" style:family="paragraph" style:parent-style-name="Text_20_body">
      <style:text-properties fo:language="en" fo:country="US" fo:font-weight="normal" officeooo:rsid="026ff929" officeooo:paragraph-rsid="02786791" style:font-weight-asian="normal" style:font-weight-complex="normal"/>
    </style:style>
    <style:style style:name="P73" style:family="paragraph" style:parent-style-name="Text_20_body">
      <style:text-properties fo:language="en" fo:country="US" fo:font-weight="normal" officeooo:rsid="02747345" officeooo:paragraph-rsid="02786791" style:font-weight-asian="normal" style:font-weight-complex="normal"/>
    </style:style>
    <style:style style:name="P74" style:family="paragraph" style:parent-style-name="Text_20_body">
      <style:text-properties fo:language="en" fo:country="US" fo:font-weight="normal" officeooo:rsid="027577cd" officeooo:paragraph-rsid="027577cd" style:font-weight-asian="normal" style:font-weight-complex="normal"/>
    </style:style>
    <style:style style:name="P75" style:family="paragraph" style:parent-style-name="Text_20_body">
      <style:text-properties fo:language="en" fo:country="US" fo:font-weight="normal" officeooo:rsid="02767650" officeooo:paragraph-rsid="02767650" style:font-weight-asian="normal" style:font-weight-complex="normal"/>
    </style:style>
    <style:style style:name="P76" style:family="paragraph" style:parent-style-name="Text_20_body">
      <style:paragraph-properties fo:text-align="start" style:justify-single-word="false"/>
      <style:text-properties fo:language="en" fo:country="US" fo:font-weight="normal" officeooo:rsid="02767650" officeooo:paragraph-rsid="02767650" style:font-weight-asian="normal" style:font-weight-complex="normal"/>
    </style:style>
    <style:style style:name="P77" style:family="paragraph" style:parent-style-name="Text_20_body">
      <style:paragraph-properties fo:text-align="start" style:justify-single-word="false"/>
      <style:text-properties fo:language="en" fo:country="US" fo:font-weight="normal" officeooo:rsid="027de0fd" officeooo:paragraph-rsid="027de0fd" style:font-weight-asian="normal" style:font-weight-complex="normal"/>
    </style:style>
    <style:style style:name="P78" style:family="paragraph" style:parent-style-name="Text_20_body">
      <style:text-properties fo:language="en" fo:country="US" fo:font-weight="normal" officeooo:rsid="017ca73a" officeooo:paragraph-rsid="017ca73a" style:font-weight-asian="normal" style:font-weight-complex="normal"/>
    </style:style>
    <style:style style:name="P79" style:family="paragraph" style:parent-style-name="Text_20_body">
      <style:text-properties fo:language="en" fo:country="US" fo:font-weight="normal" officeooo:rsid="015a9315" officeooo:paragraph-rsid="015a9315" style:font-weight-asian="normal" style:font-weight-complex="normal"/>
    </style:style>
    <style:style style:name="P80" style:family="paragraph" style:parent-style-name="Text_20_body">
      <style:text-properties fo:language="en" fo:country="US" fo:font-weight="normal" officeooo:rsid="01f2c099" officeooo:paragraph-rsid="02973393" style:font-weight-asian="normal" style:font-weight-complex="normal"/>
    </style:style>
    <style:style style:name="P81" style:family="paragraph" style:parent-style-name="Text_20_body">
      <style:text-properties fo:language="en" fo:country="US" fo:font-weight="normal" officeooo:rsid="027b95c4" officeooo:paragraph-rsid="01d4e939" style:font-weight-asian="normal" style:font-weight-complex="normal"/>
    </style:style>
    <style:style style:name="P82" style:family="paragraph" style:parent-style-name="Text_20_body">
      <style:text-properties fo:language="en" fo:country="US" fo:font-weight="normal" officeooo:rsid="023dcba4" officeooo:paragraph-rsid="02284ba8" style:font-weight-asian="normal" style:font-weight-complex="normal"/>
    </style:style>
    <style:style style:name="P83" style:family="paragraph" style:parent-style-name="Text_20_body">
      <style:text-properties fo:language="en" fo:country="US" fo:font-weight="normal" officeooo:rsid="023f7e6f" officeooo:paragraph-rsid="023f7e6f" style:font-weight-asian="normal" style:font-weight-complex="normal"/>
    </style:style>
    <style:style style:name="P84" style:family="paragraph" style:parent-style-name="Text_20_body">
      <style:text-properties fo:language="en" fo:country="US" fo:font-weight="normal" officeooo:rsid="024d366b" officeooo:paragraph-rsid="020a9fc3" style:font-weight-asian="normal" style:font-weight-complex="normal"/>
    </style:style>
    <style:style style:name="P85" style:family="paragraph" style:parent-style-name="Text_20_body">
      <style:text-properties fo:language="en" fo:country="US" fo:font-weight="normal" officeooo:rsid="01173fbc" officeooo:paragraph-rsid="01198ad3" style:font-weight-asian="normal" style:font-weight-complex="normal"/>
    </style:style>
    <style:style style:name="P86" style:family="paragraph" style:parent-style-name="Text_20_body">
      <style:text-properties fo:language="en" fo:country="US" fo:font-weight="normal" officeooo:rsid="02982b80" officeooo:paragraph-rsid="02982b80" style:font-weight-asian="normal" style:font-weight-complex="normal"/>
    </style:style>
    <style:style style:name="P87" style:family="paragraph" style:parent-style-name="Text_20_body">
      <style:text-properties fo:language="en" fo:country="US" fo:font-weight="normal" officeooo:rsid="02982b80" officeooo:paragraph-rsid="029a14b8" style:font-weight-asian="normal" style:font-weight-complex="normal"/>
    </style:style>
    <style:style style:name="P88" style:family="paragraph" style:parent-style-name="Text_20_body">
      <style:text-properties fo:language="en" fo:country="US" fo:font-weight="normal" officeooo:rsid="0298ef80" officeooo:paragraph-rsid="0298ef80" style:font-weight-asian="normal" style:font-weight-complex="normal"/>
    </style:style>
    <style:style style:name="P89" style:family="paragraph" style:parent-style-name="Text_20_body">
      <style:text-properties fo:language="en" fo:country="US" fo:font-weight="normal" officeooo:rsid="029a14b8" officeooo:paragraph-rsid="029a14b8" style:font-weight-asian="normal" style:font-weight-complex="normal"/>
    </style:style>
    <style:style style:name="P90" style:family="paragraph" style:parent-style-name="Text_20_body">
      <style:text-properties fo:language="en" fo:country="US" fo:font-weight="bold" officeooo:rsid="00c0b151" officeooo:paragraph-rsid="00c2bfa4" style:font-weight-asian="bold" style:font-weight-complex="bold"/>
    </style:style>
    <style:style style:name="P91" style:family="paragraph" style:parent-style-name="Text_20_body">
      <style:text-properties fo:language="en" fo:country="US" fo:font-weight="bold" officeooo:rsid="00c0b151" officeooo:paragraph-rsid="013f077f" style:font-weight-asian="bold" style:font-weight-complex="bold"/>
    </style:style>
    <style:style style:name="P92" style:family="paragraph" style:parent-style-name="Text_20_body">
      <style:text-properties fo:language="en" fo:country="US" fo:font-weight="bold" officeooo:rsid="010f5a20" officeooo:paragraph-rsid="010f5a20" style:font-weight-asian="bold" style:font-weight-complex="bold"/>
    </style:style>
    <style:style style:name="P93" style:family="paragraph" style:parent-style-name="Text_20_body">
      <style:text-properties fo:language="en" fo:country="US" officeooo:rsid="00b9f358" officeooo:paragraph-rsid="00c2bfa4"/>
    </style:style>
    <style:style style:name="P94" style:family="paragraph" style:parent-style-name="Text_20_body">
      <style:text-properties fo:language="en" fo:country="US" officeooo:rsid="00b9f358" officeooo:paragraph-rsid="013f077f"/>
    </style:style>
    <style:style style:name="P95" style:family="paragraph" style:parent-style-name="Text_20_body">
      <style:text-properties fo:language="en" fo:country="US" officeooo:rsid="00b9f358" officeooo:paragraph-rsid="014054f8"/>
    </style:style>
    <style:style style:name="P96" style:family="paragraph" style:parent-style-name="Text_20_body">
      <style:text-properties fo:language="en" fo:country="US" officeooo:rsid="00298877" officeooo:paragraph-rsid="00298877"/>
    </style:style>
    <style:style style:name="P97" style:family="paragraph" style:parent-style-name="Text_20_body">
      <style:text-properties fo:language="en" fo:country="US" officeooo:rsid="003b4031" officeooo:paragraph-rsid="003b4031"/>
    </style:style>
    <style:style style:name="P98" style:family="paragraph" style:parent-style-name="Text_20_body">
      <style:text-properties fo:language="en" fo:country="US" officeooo:rsid="006060a3" officeooo:paragraph-rsid="006060a3"/>
    </style:style>
    <style:style style:name="P99" style:family="paragraph" style:parent-style-name="Text_20_body">
      <style:text-properties fo:language="en" fo:country="US" officeooo:rsid="007d5082" officeooo:paragraph-rsid="007d5082"/>
    </style:style>
    <style:style style:name="P100" style:family="paragraph" style:parent-style-name="Text_20_body">
      <style:text-properties fo:language="en" fo:country="US" officeooo:rsid="0053d387" officeooo:paragraph-rsid="0053d387"/>
    </style:style>
    <style:style style:name="P101" style:family="paragraph" style:parent-style-name="Text_20_body">
      <style:text-properties fo:language="en" fo:country="US" officeooo:rsid="0016c1e5" officeooo:paragraph-rsid="0016c1e5"/>
    </style:style>
    <style:style style:name="P102" style:family="paragraph" style:parent-style-name="Text_20_body">
      <style:text-properties fo:language="en" fo:country="US" officeooo:rsid="0016c1e5" officeooo:paragraph-rsid="02a1f420"/>
    </style:style>
    <style:style style:name="P103" style:family="paragraph" style:parent-style-name="Text_20_body">
      <style:text-properties fo:language="en" fo:country="US" officeooo:rsid="00461d91" officeooo:paragraph-rsid="00461d91"/>
    </style:style>
    <style:style style:name="P104" style:family="paragraph" style:parent-style-name="Text_20_body">
      <style:text-properties fo:language="en" fo:country="US" officeooo:rsid="00f90049" officeooo:paragraph-rsid="00fafba9"/>
    </style:style>
    <style:style style:name="P105" style:family="paragraph" style:parent-style-name="Text_20_body">
      <style:text-properties fo:language="en" fo:country="US" officeooo:rsid="0052b8e9" officeooo:paragraph-rsid="0052b8e9"/>
    </style:style>
    <style:style style:name="P106" style:family="paragraph" style:parent-style-name="Text_20_body">
      <style:text-properties fo:language="en" fo:country="US" officeooo:rsid="013f077f" officeooo:paragraph-rsid="013f077f"/>
    </style:style>
    <style:style style:name="P107" style:family="paragraph" style:parent-style-name="Text_20_body">
      <style:text-properties fo:language="en" fo:country="US" officeooo:rsid="01414b94" officeooo:paragraph-rsid="01414b94"/>
    </style:style>
    <style:style style:name="P108" style:family="paragraph" style:parent-style-name="Text_20_body">
      <style:text-properties fo:language="en" fo:country="US" officeooo:rsid="011c7718" officeooo:paragraph-rsid="011c7718"/>
    </style:style>
    <style:style style:name="P109" style:family="paragraph" style:parent-style-name="Text_20_body">
      <style:text-properties fo:language="en" fo:country="US" officeooo:paragraph-rsid="011c7718"/>
    </style:style>
    <style:style style:name="P110" style:family="paragraph" style:parent-style-name="Text_20_body">
      <style:text-properties fo:language="en" fo:country="US" officeooo:rsid="011b1426" officeooo:paragraph-rsid="011b1426"/>
    </style:style>
    <style:style style:name="P111" style:family="paragraph" style:parent-style-name="Text_20_body">
      <style:text-properties fo:language="en" fo:country="US" officeooo:rsid="0133e3a8" officeooo:paragraph-rsid="0133e3a8"/>
    </style:style>
    <style:style style:name="P112" style:family="paragraph" style:parent-style-name="Text_20_body">
      <style:text-properties fo:language="en" fo:country="US" officeooo:rsid="0133e3a8" officeooo:paragraph-rsid="0185683b"/>
    </style:style>
    <style:style style:name="P113" style:family="paragraph" style:parent-style-name="Text_20_body">
      <style:text-properties fo:language="en" fo:country="US" officeooo:rsid="012c0e7d" officeooo:paragraph-rsid="012c0e7d"/>
    </style:style>
    <style:style style:name="P114" style:family="paragraph" style:parent-style-name="Text_20_body">
      <style:text-properties fo:language="en" fo:country="US" officeooo:rsid="01470a90" officeooo:paragraph-rsid="01470a90"/>
    </style:style>
    <style:style style:name="P115" style:family="paragraph" style:parent-style-name="Text_20_body">
      <style:text-properties fo:language="en" fo:country="US" officeooo:rsid="0169c9db" officeooo:paragraph-rsid="0169c9db"/>
    </style:style>
    <style:style style:name="P116" style:family="paragraph" style:parent-style-name="Text_20_body">
      <style:text-properties fo:language="en" fo:country="US" officeooo:rsid="016eb483" officeooo:paragraph-rsid="016eb483"/>
    </style:style>
    <style:style style:name="P117" style:family="paragraph" style:parent-style-name="Text_20_body">
      <style:text-properties fo:language="en" fo:country="US" officeooo:rsid="01850796" officeooo:paragraph-rsid="01850796"/>
    </style:style>
    <style:style style:name="P118" style:family="paragraph" style:parent-style-name="Text_20_body">
      <style:text-properties fo:language="en" fo:country="US" officeooo:rsid="01850796" officeooo:paragraph-rsid="0185683b"/>
    </style:style>
    <style:style style:name="P119" style:family="paragraph" style:parent-style-name="Text_20_body">
      <style:text-properties fo:language="en" fo:country="US" officeooo:rsid="01850796" officeooo:paragraph-rsid="028c64dc"/>
    </style:style>
    <style:style style:name="P120" style:family="paragraph" style:parent-style-name="Text_20_body">
      <style:text-properties fo:language="en" fo:country="US" officeooo:rsid="01a03e73" officeooo:paragraph-rsid="01a03e73"/>
    </style:style>
    <style:style style:name="P121" style:family="paragraph" style:parent-style-name="Text_20_body">
      <style:text-properties fo:language="en" fo:country="US" officeooo:rsid="0168803a" officeooo:paragraph-rsid="0168803a"/>
    </style:style>
    <style:style style:name="P122" style:family="paragraph" style:parent-style-name="Text_20_body">
      <style:text-properties fo:language="en" fo:country="US" officeooo:rsid="01c32c36" officeooo:paragraph-rsid="01c32c36"/>
    </style:style>
    <style:style style:name="P123" style:family="paragraph" style:parent-style-name="Text_20_body">
      <style:text-properties fo:language="en" fo:country="US" officeooo:rsid="01991b32" officeooo:paragraph-rsid="020a9fc3"/>
    </style:style>
    <style:style style:name="P124" style:family="paragraph" style:parent-style-name="Text_20_body">
      <style:text-properties fo:language="en" fo:country="US" officeooo:rsid="0217f532" officeooo:paragraph-rsid="0217f532"/>
    </style:style>
    <style:style style:name="P125" style:family="paragraph" style:parent-style-name="Text_20_body">
      <style:text-properties fo:language="en" fo:country="US" officeooo:rsid="0217f532" officeooo:paragraph-rsid="025d374f"/>
    </style:style>
    <style:style style:name="P126" style:family="paragraph" style:parent-style-name="Text_20_body">
      <style:text-properties fo:language="en" fo:country="US" officeooo:rsid="021b46ae" officeooo:paragraph-rsid="021b46ae"/>
    </style:style>
    <style:style style:name="P127" style:family="paragraph" style:parent-style-name="Text_20_body">
      <style:text-properties fo:language="en" fo:country="US" officeooo:rsid="021d1e45" officeooo:paragraph-rsid="021d1e45"/>
    </style:style>
    <style:style style:name="P128" style:family="paragraph" style:parent-style-name="Text_20_body">
      <style:text-properties fo:language="en" fo:country="US" officeooo:rsid="021e261d" officeooo:paragraph-rsid="021e261d"/>
    </style:style>
    <style:style style:name="P129" style:family="paragraph" style:parent-style-name="Text_20_body">
      <style:text-properties fo:language="en" fo:country="US" officeooo:rsid="021e261d" officeooo:paragraph-rsid="021f4844"/>
    </style:style>
    <style:style style:name="P130" style:family="paragraph" style:parent-style-name="Text_20_body">
      <style:text-properties fo:language="en" fo:country="US" officeooo:rsid="021e261d" officeooo:paragraph-rsid="02312613"/>
    </style:style>
    <style:style style:name="P131" style:family="paragraph" style:parent-style-name="Text_20_body">
      <style:text-properties fo:language="en" fo:country="US" officeooo:rsid="02243436" officeooo:paragraph-rsid="02243436"/>
    </style:style>
    <style:style style:name="P132" style:family="paragraph" style:parent-style-name="Text_20_body">
      <style:text-properties fo:language="en" fo:country="US" officeooo:rsid="022704ce" officeooo:paragraph-rsid="022704ce"/>
    </style:style>
    <style:style style:name="P133" style:family="paragraph" style:parent-style-name="Text_20_body">
      <style:text-properties fo:language="en" fo:country="US" officeooo:rsid="020a9fc3" officeooo:paragraph-rsid="020a9fc3"/>
    </style:style>
    <style:style style:name="P134" style:family="paragraph" style:parent-style-name="Text_20_body">
      <style:text-properties fo:language="en" fo:country="US" officeooo:rsid="02284ba8" officeooo:paragraph-rsid="02284ba8"/>
    </style:style>
    <style:style style:name="P135" style:family="paragraph" style:parent-style-name="Text_20_body">
      <style:text-properties fo:language="en" fo:country="US" officeooo:rsid="022e35a3" officeooo:paragraph-rsid="022e35a3"/>
    </style:style>
    <style:style style:name="P136" style:family="paragraph" style:parent-style-name="Text_20_body">
      <style:text-properties fo:language="en" fo:country="US" officeooo:rsid="022fe47f" officeooo:paragraph-rsid="022fe47f"/>
    </style:style>
    <style:style style:name="P137" style:family="paragraph" style:parent-style-name="Text_20_body">
      <style:text-properties fo:language="en" fo:country="US" officeooo:rsid="022fe47f" officeooo:paragraph-rsid="01b4d9de"/>
    </style:style>
    <style:style style:name="P138" style:family="paragraph" style:parent-style-name="Text_20_body">
      <style:text-properties fo:language="en" fo:country="US" officeooo:rsid="0230d07c" officeooo:paragraph-rsid="0230d07c"/>
    </style:style>
    <style:style style:name="P139" style:family="paragraph" style:parent-style-name="Text_20_body">
      <style:text-properties fo:language="en" fo:country="US" officeooo:rsid="0235badf" officeooo:paragraph-rsid="0235badf"/>
    </style:style>
    <style:style style:name="P140" style:family="paragraph" style:parent-style-name="Text_20_body">
      <style:text-properties fo:language="en" fo:country="US" officeooo:rsid="0235badf" officeooo:paragraph-rsid="02371201"/>
    </style:style>
    <style:style style:name="P141" style:family="paragraph" style:parent-style-name="Text_20_body">
      <style:text-properties fo:language="en" fo:country="US" officeooo:rsid="023f7e6f" officeooo:paragraph-rsid="023f7e6f"/>
    </style:style>
    <style:style style:name="P142" style:family="paragraph" style:parent-style-name="Text_20_body">
      <style:text-properties fo:language="en" fo:country="US" officeooo:rsid="023f7e6f" officeooo:paragraph-rsid="025f26ce"/>
    </style:style>
    <style:style style:name="P143" style:family="paragraph" style:parent-style-name="Text_20_body">
      <style:text-properties fo:language="en" fo:country="US" officeooo:rsid="019b1af3" officeooo:paragraph-rsid="019b1af3"/>
    </style:style>
    <style:style style:name="P144" style:family="paragraph" style:parent-style-name="Text_20_body">
      <style:text-properties fo:language="en" fo:country="US" officeooo:rsid="0248637c" officeooo:paragraph-rsid="0248637c"/>
    </style:style>
    <style:style style:name="P145" style:family="paragraph" style:parent-style-name="Text_20_body">
      <style:text-properties fo:language="en" fo:country="US" officeooo:rsid="024a5fd9" officeooo:paragraph-rsid="024a5fd9"/>
    </style:style>
    <style:style style:name="P146" style:family="paragraph" style:parent-style-name="Text_20_body">
      <style:text-properties fo:language="en" fo:country="US" officeooo:rsid="024d366b" officeooo:paragraph-rsid="024d366b"/>
    </style:style>
    <style:style style:name="P147" style:family="paragraph" style:parent-style-name="Text_20_body">
      <style:text-properties fo:language="en" fo:country="US" officeooo:rsid="024d366b" officeooo:paragraph-rsid="027de0fd"/>
    </style:style>
    <style:style style:name="P148" style:family="paragraph" style:parent-style-name="Text_20_body">
      <style:text-properties fo:language="en" fo:country="US" officeooo:rsid="024f0b76" officeooo:paragraph-rsid="024f0b76"/>
    </style:style>
    <style:style style:name="P149" style:family="paragraph" style:parent-style-name="Text_20_body">
      <style:text-properties fo:language="en" fo:country="US" officeooo:rsid="0251e99d" officeooo:paragraph-rsid="0251e99d"/>
    </style:style>
    <style:style style:name="P150" style:family="paragraph" style:parent-style-name="Text_20_body">
      <style:text-properties fo:language="en" fo:country="US" officeooo:rsid="0257ab6f" officeooo:paragraph-rsid="0257ab6f"/>
    </style:style>
    <style:style style:name="P151" style:family="paragraph" style:parent-style-name="Text_20_body">
      <style:text-properties fo:language="en" fo:country="US" officeooo:rsid="0269dc6b" officeooo:paragraph-rsid="0269dc6b"/>
    </style:style>
    <style:style style:name="P152" style:family="paragraph" style:parent-style-name="Text_20_body">
      <style:text-properties fo:language="en" fo:country="US" officeooo:rsid="028c64dc" officeooo:paragraph-rsid="028c64dc"/>
    </style:style>
    <style:style style:name="P153" style:family="paragraph" style:parent-style-name="Text_20_body">
      <style:text-properties fo:language="en" fo:country="US" officeooo:rsid="02915816" officeooo:paragraph-rsid="02915816"/>
    </style:style>
    <style:style style:name="P154" style:family="paragraph" style:parent-style-name="Text_20_body">
      <style:text-properties fo:language="en" fo:country="US" officeooo:rsid="02982b80" officeooo:paragraph-rsid="02982b80"/>
    </style:style>
    <style:style style:name="P155" style:family="paragraph" style:parent-style-name="Text_20_body">
      <style:text-properties fo:language="en" fo:country="US" officeooo:rsid="02a1f420" officeooo:paragraph-rsid="02a1f420"/>
    </style:style>
    <style:style style:name="P156" style:family="paragraph" style:parent-style-name="Text_20_body">
      <style:text-properties style:font-name="Liberation Sans" fo:font-size="14.1000003814697pt" fo:language="en" fo:country="US" fo:font-weight="bold" officeooo:rsid="0128fd1d" officeooo:paragraph-rsid="014eff87" style:font-name-asian="Bitstream Vera Sans" style:font-size-asian="14.1000003814697pt" style:font-weight-asian="bold" style:font-name-complex="FreeSans" style:font-size-complex="14.1000003814697pt" style:font-weight-complex="bold"/>
    </style:style>
    <style:style style:name="P157" style:family="paragraph" style:parent-style-name="Text_20_body">
      <style:text-properties officeooo:rsid="02a4122c" officeooo:paragraph-rsid="02a420fe"/>
    </style:style>
    <style:style style:name="P158" style:family="paragraph" style:parent-style-name="Title">
      <style:text-properties fo:language="en" fo:country="US"/>
    </style:style>
    <style:style style:name="P159" style:family="paragraph" style:parent-style-name="Table_20_Contents">
      <style:paragraph-properties fo:text-align="justify" style:justify-single-word="false"/>
      <style:text-properties fo:language="en" fo:country="US"/>
    </style:style>
    <style:style style:name="P160" style:family="paragraph" style:parent-style-name="Table_20_Contents">
      <style:paragraph-properties fo:text-align="justify" style:justify-single-word="false"/>
      <style:text-properties fo:language="en" fo:country="US" officeooo:rsid="0168803a" officeooo:paragraph-rsid="0168803a"/>
    </style:style>
    <style:style style:name="P161" style:family="paragraph" style:parent-style-name="Table_20_Contents">
      <style:paragraph-properties fo:text-align="justify" style:justify-single-word="false"/>
      <style:text-properties fo:language="en" fo:country="US" officeooo:rsid="0178eaa7" officeooo:paragraph-rsid="0178eaa7"/>
    </style:style>
    <style:style style:name="P162" style:family="paragraph" style:parent-style-name="Table_20_Contents">
      <style:paragraph-properties fo:text-align="justify" style:justify-single-word="false"/>
      <style:text-properties fo:language="en" fo:country="US" officeooo:rsid="02982b80" officeooo:paragraph-rsid="02982b80"/>
    </style:style>
    <style:style style:name="P163" style:family="paragraph" style:parent-style-name="Heading_20_1">
      <style:text-properties fo:language="en" fo:country="US"/>
    </style:style>
    <style:style style:name="P164" style:family="paragraph" style:parent-style-name="Heading_20_1">
      <style:text-properties fo:language="en" fo:country="US" officeooo:rsid="0012abc5" officeooo:paragraph-rsid="0012abc5"/>
    </style:style>
    <style:style style:name="P165" style:family="paragraph" style:parent-style-name="Heading_20_1">
      <style:text-properties fo:language="en" fo:country="US" officeooo:paragraph-rsid="01198ad3"/>
    </style:style>
    <style:style style:name="P166" style:family="paragraph" style:parent-style-name="Heading_20_1">
      <style:text-properties fo:language="en" fo:country="US" officeooo:rsid="01b0520c" officeooo:paragraph-rsid="01b0520c"/>
    </style:style>
    <style:style style:name="P167" style:family="paragraph" style:parent-style-name="Heading_20_1">
      <style:text-properties style:font-name="Liberation Sans" fo:font-size="18.2000007629395pt" fo:font-weight="bold" officeooo:rsid="02a420fe" officeooo:paragraph-rsid="02a420fe" style:font-name-asian="Bitstream Vera Sans" style:font-size-asian="18.2000007629395pt" style:font-weight-asian="bold" style:font-name-complex="FreeSans" style:font-size-complex="18.2000007629395pt" style:font-weight-complex="bold"/>
    </style:style>
    <style:style style:name="P168" style:family="paragraph" style:parent-style-name="Heading_20_2">
      <style:text-properties fo:language="en" fo:country="US"/>
    </style:style>
    <style:style style:name="P169" style:family="paragraph" style:parent-style-name="Heading_20_2">
      <style:text-properties fo:language="en" fo:country="US" officeooo:rsid="01c58696" officeooo:paragraph-rsid="01c58696"/>
    </style:style>
    <style:style style:name="P170" style:family="paragraph" style:parent-style-name="Heading_20_2">
      <style:text-properties fo:language="en" fo:country="US" officeooo:rsid="0016c1e5" officeooo:paragraph-rsid="0016c1e5"/>
    </style:style>
    <style:style style:name="P171" style:family="paragraph" style:parent-style-name="Heading_20_2">
      <style:text-properties fo:language="en" fo:country="US" officeooo:paragraph-rsid="020a9fc3"/>
    </style:style>
    <style:style style:name="P172" style:family="paragraph" style:parent-style-name="Heading_20_2">
      <style:text-properties fo:language="en" fo:country="US" officeooo:rsid="022cf445" officeooo:paragraph-rsid="022cf445"/>
    </style:style>
    <style:style style:name="P173" style:family="paragraph" style:parent-style-name="Heading_20_3">
      <style:text-properties fo:language="en" fo:country="US"/>
    </style:style>
    <style:style style:name="P174" style:family="paragraph" style:parent-style-name="Heading_20_3">
      <style:text-properties fo:language="en" fo:country="US" officeooo:paragraph-rsid="014a1127"/>
    </style:style>
    <style:style style:name="P175" style:family="paragraph" style:parent-style-name="Heading_20_3">
      <style:text-properties fo:language="en" fo:country="US" officeooo:paragraph-rsid="0012abc5"/>
    </style:style>
    <style:style style:name="P176" style:family="paragraph" style:parent-style-name="Heading_20_3">
      <style:text-properties style:font-name="Liberation Sans" fo:font-size="14.1000003814697pt" fo:language="en" fo:country="US" fo:font-weight="bold" officeooo:rsid="01d97154" officeooo:paragraph-rsid="01d97154" style:font-name-asian="Bitstream Vera Sans" style:font-size-asian="14.1000003814697pt" style:font-weight-asian="bold" style:font-name-complex="FreeSans" style:font-size-complex="14.1000003814697pt" style:font-weight-complex="bold"/>
    </style:style>
    <style:style style:name="P177"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 style:font-size-complex="14.1000003814697pt" style:font-weight-complex="bold"/>
    </style:style>
    <style:style style:name="P178" style:family="paragraph" style:parent-style-name="Standard" style:list-style-name="L5">
      <style:text-properties fo:language="en" fo:country="US" fo:font-weight="normal" officeooo:rsid="00b6551e" officeooo:paragraph-rsid="011acf5e" style:font-weight-asian="normal" style:font-weight-complex="normal"/>
    </style:style>
    <style:style style:name="P179" style:family="paragraph" style:parent-style-name="Standard" style:list-style-name="L5">
      <style:text-properties fo:language="en" fo:country="US" fo:font-weight="normal" officeooo:rsid="00b6551e" officeooo:paragraph-rsid="00b6551e" style:font-weight-asian="normal" style:font-weight-complex="normal"/>
    </style:style>
    <style:style style:name="P180" style:family="paragraph" style:parent-style-name="Standard" style:list-style-name="L5">
      <style:text-properties fo:language="en" fo:country="US" fo:font-weight="normal" officeooo:rsid="00b6551e" officeooo:paragraph-rsid="011a7db5" style:font-weight-asian="normal" style:font-weight-complex="normal"/>
    </style:style>
    <style:style style:name="P181" style:family="paragraph" style:parent-style-name="Standard" style:list-style-name="L6">
      <style:text-properties fo:language="en" fo:country="US" fo:font-weight="normal" officeooo:rsid="01df4ab1" officeooo:paragraph-rsid="01df4ab1" style:font-weight-asian="normal" style:font-weight-complex="normal"/>
    </style:style>
    <style:style style:name="P182" style:family="paragraph" style:parent-style-name="Text_20_body" style:list-style-name="L1">
      <style:text-properties fo:language="en" fo:country="US" officeooo:rsid="002fa990" officeooo:paragraph-rsid="00ca7ae2"/>
    </style:style>
    <style:style style:name="P183" style:family="paragraph" style:parent-style-name="Text_20_body" style:list-style-name="L1">
      <style:text-properties fo:language="en" fo:country="US" officeooo:rsid="002fa990" officeooo:paragraph-rsid="002fa990"/>
    </style:style>
    <style:style style:name="P184" style:family="paragraph" style:parent-style-name="Text_20_body" style:list-style-name="L1">
      <style:text-properties fo:language="en" fo:country="US" officeooo:rsid="003378de" officeooo:paragraph-rsid="003378de"/>
    </style:style>
    <style:style style:name="P185" style:family="paragraph" style:parent-style-name="Text_20_body" style:list-style-name="L1">
      <style:text-properties fo:language="en" fo:country="US" officeooo:rsid="00345e5b" officeooo:paragraph-rsid="00345e5b"/>
    </style:style>
    <style:style style:name="P186" style:family="paragraph" style:parent-style-name="Text_20_body" style:list-style-name="L1">
      <style:text-properties fo:language="en" fo:country="US" officeooo:rsid="0038e06b" officeooo:paragraph-rsid="0038e06b"/>
    </style:style>
    <style:style style:name="P187" style:family="paragraph" style:parent-style-name="Text_20_body" style:list-style-name="L1">
      <style:text-properties fo:language="en" fo:country="US" officeooo:rsid="003b4031" officeooo:paragraph-rsid="003b4031"/>
    </style:style>
    <style:style style:name="P188" style:family="paragraph" style:parent-style-name="Text_20_body" style:list-style-name="L2">
      <style:text-properties fo:language="en" fo:country="US" officeooo:rsid="006060a3" officeooo:paragraph-rsid="006060a3"/>
    </style:style>
    <style:style style:name="P189" style:family="paragraph" style:parent-style-name="Text_20_body" style:list-style-name="L2">
      <style:text-properties fo:language="en" fo:country="US" officeooo:rsid="0062c314" officeooo:paragraph-rsid="0062c314"/>
    </style:style>
    <style:style style:name="P190" style:family="paragraph" style:parent-style-name="Text_20_body" style:list-style-name="L3">
      <style:text-properties fo:language="en" fo:country="US" officeooo:rsid="002b3d04" officeooo:paragraph-rsid="002b3d04"/>
    </style:style>
    <style:style style:name="P191" style:family="paragraph" style:parent-style-name="Text_20_body" style:list-style-name="L3">
      <style:text-properties fo:language="en" fo:country="US" officeooo:rsid="002b3d04" officeooo:paragraph-rsid="00c2bfa4"/>
    </style:style>
    <style:style style:name="P192" style:family="paragraph" style:parent-style-name="Text_20_body" style:list-style-name="L3">
      <style:text-properties fo:language="en" fo:country="US" officeooo:rsid="002e235f" officeooo:paragraph-rsid="002e235f"/>
    </style:style>
    <style:style style:name="P193" style:family="paragraph" style:parent-style-name="Text_20_body" style:list-style-name="L4">
      <style:text-properties fo:language="en" fo:country="US" officeooo:rsid="0039b405" officeooo:paragraph-rsid="0039b405"/>
    </style:style>
    <style:style style:name="P194" style:family="paragraph" style:parent-style-name="Text_20_body" style:list-style-name="L4">
      <style:text-properties fo:language="en" fo:country="US" officeooo:rsid="0040ea25" officeooo:paragraph-rsid="0040ea25"/>
    </style:style>
    <style:style style:name="P195" style:family="paragraph" style:parent-style-name="Text_20_body" style:list-style-name="L4">
      <style:text-properties fo:language="en" fo:country="US" officeooo:rsid="004120b0" officeooo:paragraph-rsid="004120b0"/>
    </style:style>
    <style:style style:name="P196" style:family="paragraph" style:parent-style-name="Text_20_body" style:list-style-name="L4">
      <style:text-properties fo:language="en" fo:country="US" officeooo:rsid="0042b34e" officeooo:paragraph-rsid="0042b34e"/>
    </style:style>
    <style:style style:name="P197" style:family="paragraph" style:parent-style-name="Text_20_body" style:list-style-name="L4">
      <style:text-properties fo:language="en" fo:country="US" officeooo:rsid="00461d91" officeooo:paragraph-rsid="00461d91"/>
    </style:style>
    <style:style style:name="P198" style:family="paragraph" style:parent-style-name="Text_20_body" style:list-style-name="L7">
      <style:text-properties fo:language="en" fo:country="US" fo:font-weight="normal" officeooo:rsid="00e1683f" officeooo:paragraph-rsid="00e1683f" style:font-weight-asian="normal" style:font-weight-complex="normal"/>
    </style:style>
    <style:style style:name="P199" style:family="paragraph" style:parent-style-name="Text_20_body" style:list-style-name="L7">
      <style:text-properties fo:language="en" fo:country="US" fo:font-weight="normal" officeooo:rsid="00df8f76" officeooo:paragraph-rsid="00df8f76" style:font-weight-asian="normal" style:font-weight-complex="normal"/>
    </style:style>
    <style:style style:name="P200" style:family="paragraph" style:parent-style-name="Text_20_body" style:list-style-name="L14">
      <style:text-properties fo:language="en" fo:country="US" fo:font-weight="normal" officeooo:rsid="00ebd554" officeooo:paragraph-rsid="015465a4" style:font-weight-asian="normal" style:font-weight-complex="normal"/>
    </style:style>
    <style:style style:name="P201" style:family="paragraph" style:parent-style-name="Text_20_body" style:list-style-name="L14">
      <style:text-properties fo:language="en" fo:country="US" fo:font-weight="normal" officeooo:rsid="01564dfc" officeooo:paragraph-rsid="01564dfc" style:font-weight-asian="normal" style:font-weight-complex="normal"/>
    </style:style>
    <style:style style:name="P202" style:family="paragraph" style:parent-style-name="Text_20_body" style:list-style-name="L14">
      <style:text-properties fo:language="en" fo:country="US" fo:font-weight="normal" officeooo:rsid="015f596c" officeooo:paragraph-rsid="015f596c" style:font-weight-asian="normal" style:font-weight-complex="normal"/>
    </style:style>
    <style:style style:name="P203" style:family="paragraph" style:parent-style-name="Text_20_body" style:list-style-name="L14">
      <style:text-properties fo:language="en" fo:country="US" fo:font-weight="normal" officeooo:rsid="019731df" officeooo:paragraph-rsid="019731df" style:font-weight-asian="normal" style:font-weight-complex="normal"/>
    </style:style>
    <style:style style:name="P204" style:family="paragraph" style:parent-style-name="Text_20_body" style:list-style-name="L14">
      <style:text-properties fo:language="en" fo:country="US" fo:font-weight="normal" officeooo:rsid="01fdf767" officeooo:paragraph-rsid="01fdf767" style:font-weight-asian="normal" style:font-weight-complex="normal"/>
    </style:style>
    <style:style style:name="P205" style:family="paragraph" style:parent-style-name="Text_20_body" style:list-style-name="L8">
      <style:text-properties fo:language="en" fo:country="US" officeooo:paragraph-rsid="020c2cb0"/>
    </style:style>
    <style:style style:name="P206" style:family="paragraph" style:parent-style-name="Text_20_body" style:list-style-name="L8">
      <style:text-properties fo:language="en" fo:country="US" officeooo:paragraph-rsid="020b3d20"/>
    </style:style>
    <style:style style:name="P207" style:family="paragraph" style:parent-style-name="Text_20_body" style:list-style-name="L8">
      <style:text-properties fo:language="en" fo:country="US" officeooo:rsid="020b3d20" officeooo:paragraph-rsid="020b3d20"/>
    </style:style>
    <style:style style:name="P208" style:family="paragraph" style:parent-style-name="Text_20_body" style:list-style-name="L8">
      <style:text-properties fo:language="en" fo:country="US" officeooo:rsid="020ee2d3" officeooo:paragraph-rsid="020ee2d3"/>
    </style:style>
    <style:style style:name="P209" style:family="paragraph" style:parent-style-name="Text_20_body" style:list-style-name="L9">
      <style:text-properties fo:language="en" fo:country="US" officeooo:rsid="021e261d" officeooo:paragraph-rsid="021e261d"/>
    </style:style>
    <style:style style:name="P210" style:family="paragraph" style:parent-style-name="Text_20_body" style:list-style-name="L10">
      <style:text-properties fo:language="en" fo:country="US" officeooo:rsid="022fe47f" officeooo:paragraph-rsid="022fe47f"/>
    </style:style>
    <style:style style:name="P211" style:family="paragraph" style:parent-style-name="Text_20_body" style:list-style-name="L10">
      <style:text-properties fo:language="en" fo:country="US" officeooo:rsid="023c0b8c" officeooo:paragraph-rsid="0242217d"/>
    </style:style>
    <style:style style:name="P212" style:family="paragraph" style:parent-style-name="Text_20_body" style:list-style-name="L10">
      <style:text-properties fo:language="en" fo:country="US" officeooo:rsid="02374098" officeooo:paragraph-rsid="024a5fd9"/>
    </style:style>
    <style:style style:name="P213" style:family="paragraph" style:parent-style-name="Text_20_body" style:list-style-name="L10">
      <style:text-properties fo:language="en" fo:country="US" officeooo:rsid="024a5fd9" officeooo:paragraph-rsid="024a5fd9"/>
    </style:style>
    <style:style style:name="P214" style:family="paragraph" style:parent-style-name="Text_20_body" style:list-style-name="L13">
      <style:text-properties fo:language="en" fo:country="US" officeooo:rsid="0089c1f6" officeooo:paragraph-rsid="0089c1f6"/>
    </style:style>
    <style:style style:name="P215" style:family="paragraph" style:parent-style-name="Text_20_body" style:list-style-name="L14">
      <style:text-properties fo:language="en" fo:country="US" officeooo:rsid="00dd3f46" officeooo:paragraph-rsid="0104a675"/>
    </style:style>
    <style:style style:name="P216" style:family="paragraph" style:parent-style-name="Text_20_body" style:list-style-name="L14">
      <style:text-properties fo:language="en" fo:country="US" officeooo:rsid="00dd3f46" officeooo:paragraph-rsid="00dd3f46"/>
    </style:style>
    <style:style style:name="P217" style:family="paragraph" style:parent-style-name="Text_20_body" style:list-style-name="L14">
      <style:text-properties fo:language="en" fo:country="US" officeooo:rsid="00c87f0b" officeooo:paragraph-rsid="00c87f0b"/>
    </style:style>
    <style:style style:name="P218" style:family="paragraph" style:parent-style-name="Text_20_body" style:list-style-name="L14">
      <style:text-properties fo:language="en" fo:country="US" officeooo:rsid="0104a675" officeooo:paragraph-rsid="0104a675"/>
    </style:style>
    <style:style style:name="P219" style:family="paragraph" style:parent-style-name="Text_20_body" style:list-style-name="L14">
      <style:text-properties fo:language="en" fo:country="US" officeooo:rsid="01105966" officeooo:paragraph-rsid="01105966"/>
    </style:style>
    <style:style style:name="P220" style:family="paragraph" style:parent-style-name="Text_20_body" style:list-style-name="L14">
      <style:text-properties fo:language="en" fo:country="US" officeooo:rsid="013431e9" officeooo:paragraph-rsid="013431e9"/>
    </style:style>
    <style:style style:name="P221" style:family="paragraph" style:parent-style-name="Text_20_body" style:list-style-name="L11">
      <style:text-properties officeooo:paragraph-rsid="02637ec5"/>
    </style:style>
    <style:style style:name="P222" style:family="paragraph" style:parent-style-name="Text_20_body" style:list-style-name="L11">
      <style:text-properties officeooo:rsid="02637ec5" officeooo:paragraph-rsid="02637ec5"/>
    </style:style>
    <style:style style:name="P223" style:family="paragraph" style:parent-style-name="Text_20_body" style:list-style-name="L12">
      <style:text-properties officeooo:rsid="02a4122c" officeooo:paragraph-rsid="02a4122c"/>
    </style:style>
    <style:style style:name="T1" style:family="text">
      <style:text-properties officeooo:rsid="002b7d5f"/>
    </style:style>
    <style:style style:name="T2" style:family="text">
      <style:text-properties officeooo:rsid="002db3a4"/>
    </style:style>
    <style:style style:name="T3" style:family="text">
      <style:text-properties officeooo:rsid="003042bb"/>
    </style:style>
    <style:style style:name="T4" style:family="text">
      <style:text-properties officeooo:rsid="003210df"/>
    </style:style>
    <style:style style:name="T5" style:family="text">
      <style:text-properties officeooo:rsid="0032e5e4"/>
    </style:style>
    <style:style style:name="T6" style:family="text">
      <style:text-properties officeooo:rsid="00338234"/>
    </style:style>
    <style:style style:name="T7" style:family="text">
      <style:text-properties officeooo:rsid="0034863e"/>
    </style:style>
    <style:style style:name="T8" style:family="text">
      <style:text-properties officeooo:rsid="0034f2e5"/>
    </style:style>
    <style:style style:name="T9" style:family="text">
      <style:text-properties officeooo:rsid="0036e4cf"/>
    </style:style>
    <style:style style:name="T10" style:family="text">
      <style:text-properties officeooo:rsid="00380ebf"/>
    </style:style>
    <style:style style:name="T11" style:family="text">
      <style:text-properties officeooo:rsid="003b4031"/>
    </style:style>
    <style:style style:name="T12" style:family="text">
      <style:text-properties officeooo:rsid="003cbc07"/>
    </style:style>
    <style:style style:name="T13" style:family="text">
      <style:text-properties officeooo:rsid="003cc67c"/>
    </style:style>
    <style:style style:name="T14" style:family="text">
      <style:text-properties officeooo:rsid="003e9d00"/>
    </style:style>
    <style:style style:name="T15" style:family="text">
      <style:text-properties officeooo:rsid="0042b34e"/>
    </style:style>
    <style:style style:name="T16" style:family="text">
      <style:text-properties officeooo:rsid="0042d87d"/>
    </style:style>
    <style:style style:name="T17" style:family="text">
      <style:text-properties officeooo:rsid="004331de"/>
    </style:style>
    <style:style style:name="T18" style:family="text">
      <style:text-properties officeooo:rsid="00442ab0"/>
    </style:style>
    <style:style style:name="T19" style:family="text">
      <style:text-properties officeooo:rsid="0047f3e4"/>
    </style:style>
    <style:style style:name="T20" style:family="text">
      <style:text-properties officeooo:rsid="004a34d5"/>
    </style:style>
    <style:style style:name="T21" style:family="text">
      <style:text-properties fo:font-weight="normal" style:font-weight-asian="normal" style:font-weight-complex="normal"/>
    </style:style>
    <style:style style:name="T22" style:family="text">
      <style:text-properties fo:font-weight="normal" officeooo:rsid="00fafba9" style:font-weight-asian="normal" style:font-weight-complex="normal"/>
    </style:style>
    <style:style style:name="T23" style:family="text">
      <style:text-properties fo:font-weight="normal" officeooo:rsid="01173fbc" style:font-weight-asian="normal" style:font-weight-complex="normal"/>
    </style:style>
    <style:style style:name="T24" style:family="text">
      <style:text-properties fo:font-weight="normal" officeooo:rsid="01e11ec6" style:font-weight-asian="normal" style:font-weight-complex="normal"/>
    </style:style>
    <style:style style:name="T25" style:family="text">
      <style:text-properties fo:font-weight="normal" officeooo:rsid="022cf445" style:font-weight-asian="normal" style:font-weight-complex="normal"/>
    </style:style>
    <style:style style:name="T26" style:family="text">
      <style:text-properties fo:font-weight="normal" officeooo:rsid="0217f532" style:font-weight-asian="normal" style:font-weight-complex="normal"/>
    </style:style>
    <style:style style:name="T27" style:family="text">
      <style:text-properties fo:font-weight="normal" officeooo:rsid="0235badf" style:font-weight-asian="normal" style:font-weight-complex="normal"/>
    </style:style>
    <style:style style:name="T28" style:family="text">
      <style:text-properties fo:font-weight="normal" officeooo:rsid="02371201" style:font-weight-asian="normal" style:font-weight-complex="normal"/>
    </style:style>
    <style:style style:name="T29" style:family="text">
      <style:text-properties fo:font-weight="normal" officeooo:rsid="023dcba4" style:font-weight-asian="normal" style:font-weight-complex="normal"/>
    </style:style>
    <style:style style:name="T30" style:family="text">
      <style:text-properties fo:font-weight="normal" officeooo:rsid="027c7670" style:font-weight-asian="normal" style:font-weight-complex="normal"/>
    </style:style>
    <style:style style:name="T31" style:family="text">
      <style:text-properties officeooo:rsid="0051d832"/>
    </style:style>
    <style:style style:name="T32" style:family="text">
      <style:text-properties officeooo:rsid="005dc970"/>
    </style:style>
    <style:style style:name="T33" style:family="text">
      <style:text-properties officeooo:rsid="00625eab"/>
    </style:style>
    <style:style style:name="T34" style:family="text">
      <style:text-properties officeooo:rsid="0062c314"/>
    </style:style>
    <style:style style:name="T35" style:family="text">
      <style:text-properties officeooo:rsid="0064ba96"/>
    </style:style>
    <style:style style:name="T36" style:family="text">
      <style:text-properties officeooo:rsid="0084cd45"/>
    </style:style>
    <style:style style:name="T37" style:family="text">
      <style:text-properties style:font-name="Liberation Sans" fo:font-size="18.2000007629395pt" fo:font-weight="bold" officeooo:rsid="008a90af" style:font-name-asian="Bitstream Vera Sans" style:font-size-asian="18.2000007629395pt" style:font-weight-asian="bold" style:font-name-complex="FreeSans" style:font-size-complex="18.2000007629395pt" style:font-weight-complex="bold"/>
    </style:style>
    <style:style style:name="T38" style:family="text">
      <style:text-properties officeooo:rsid="00bfafa9"/>
    </style:style>
    <style:style style:name="T39" style:family="text">
      <style:text-properties officeooo:rsid="00b5a589"/>
    </style:style>
    <style:style style:name="T40" style:family="text">
      <style:text-properties officeooo:rsid="00c39736"/>
    </style:style>
    <style:style style:name="T41" style:family="text">
      <style:text-properties officeooo:rsid="00bbecbd"/>
    </style:style>
    <style:style style:name="T42" style:family="text">
      <style:text-properties officeooo:rsid="00c996ad"/>
    </style:style>
    <style:style style:name="T43" style:family="text">
      <style:text-properties officeooo:rsid="00dd8889"/>
    </style:style>
    <style:style style:name="T44" style:family="text">
      <style:text-properties officeooo:rsid="00df3038"/>
    </style:style>
    <style:style style:name="T45" style:family="text">
      <style:text-properties officeooo:rsid="00e220cd"/>
    </style:style>
    <style:style style:name="T46" style:family="text">
      <style:text-properties fo:font-weight="bold" style:font-weight-asian="bold" style:font-weight-complex="bold"/>
    </style:style>
    <style:style style:name="T47" style:family="text">
      <style:text-properties fo:font-weight="bold" officeooo:rsid="00e220cd" style:font-weight-asian="bold" style:font-weight-complex="bold"/>
    </style:style>
    <style:style style:name="T48" style:family="text">
      <style:text-properties fo:font-weight="bold" officeooo:rsid="00f2c395" style:font-weight-asian="bold" style:font-weight-complex="bold"/>
    </style:style>
    <style:style style:name="T49" style:family="text">
      <style:text-properties fo:font-weight="bold" officeooo:rsid="00f4726d" style:font-weight-asian="bold" style:font-weight-complex="bold"/>
    </style:style>
    <style:style style:name="T50" style:family="text">
      <style:text-properties fo:font-weight="bold" officeooo:rsid="00ff5c65" style:font-weight-asian="bold" style:font-weight-complex="bold"/>
    </style:style>
    <style:style style:name="T51" style:family="text">
      <style:text-properties fo:font-weight="bold" officeooo:rsid="01d083b7" style:font-weight-asian="bold" style:font-weight-complex="bold"/>
    </style:style>
    <style:style style:name="T52" style:family="text">
      <style:text-properties fo:font-weight="bold" officeooo:rsid="01d0c7ef" style:font-weight-asian="bold" style:font-weight-complex="bold"/>
    </style:style>
    <style:style style:name="T53" style:family="text">
      <style:text-properties fo:font-weight="bold" officeooo:rsid="01d256fe" style:font-weight-asian="bold" style:font-weight-complex="bold"/>
    </style:style>
    <style:style style:name="T54" style:family="text">
      <style:text-properties fo:font-weight="bold" officeooo:rsid="0217f532" style:font-weight-asian="bold" style:font-weight-complex="bold"/>
    </style:style>
    <style:style style:name="T55" style:family="text">
      <style:text-properties fo:font-weight="bold" officeooo:rsid="02371201" style:font-weight-asian="bold" style:font-weight-complex="bold"/>
    </style:style>
    <style:style style:name="T56" style:family="text">
      <style:text-properties officeooo:rsid="00e351a6"/>
    </style:style>
    <style:style style:name="T57" style:family="text">
      <style:text-properties officeooo:rsid="00e3e6d8"/>
    </style:style>
    <style:style style:name="T58" style:family="text">
      <style:text-properties officeooo:rsid="00e4f973"/>
    </style:style>
    <style:style style:name="T59" style:family="text">
      <style:text-properties officeooo:rsid="00ed2988"/>
    </style:style>
    <style:style style:name="T60" style:family="text">
      <style:text-properties officeooo:rsid="00ef6aad"/>
    </style:style>
    <style:style style:name="T61" style:family="text">
      <style:text-properties officeooo:rsid="00f09dfe"/>
    </style:style>
    <style:style style:name="T62" style:family="text">
      <style:text-properties officeooo:rsid="00f2c395"/>
    </style:style>
    <style:style style:name="T63" style:family="text">
      <style:text-properties officeooo:rsid="00f3574e"/>
    </style:style>
    <style:style style:name="T64" style:family="text">
      <style:text-properties officeooo:rsid="00f617ec"/>
    </style:style>
    <style:style style:name="T65" style:family="text">
      <style:text-properties officeooo:rsid="00fc5665"/>
    </style:style>
    <style:style style:name="T66" style:family="text">
      <style:text-properties officeooo:rsid="00fd78b8"/>
    </style:style>
    <style:style style:name="T67" style:family="text">
      <style:text-properties officeooo:rsid="00ff5c65"/>
    </style:style>
    <style:style style:name="T68" style:family="text">
      <style:text-properties officeooo:rsid="0102cb6b"/>
    </style:style>
    <style:style style:name="T69" style:family="text">
      <style:text-properties officeooo:rsid="010309a2"/>
    </style:style>
    <style:style style:name="T70" style:family="text">
      <style:text-properties officeooo:rsid="01053011"/>
    </style:style>
    <style:style style:name="T71" style:family="text">
      <style:text-properties officeooo:rsid="0105d4dd"/>
    </style:style>
    <style:style style:name="T72" style:family="text">
      <style:text-properties officeooo:rsid="0106325f"/>
    </style:style>
    <style:style style:name="T73" style:family="text">
      <style:text-properties officeooo:rsid="01081c4b"/>
    </style:style>
    <style:style style:name="T74" style:family="text">
      <style:text-properties officeooo:rsid="0108adf3"/>
    </style:style>
    <style:style style:name="T75" style:family="text">
      <style:text-properties officeooo:rsid="010a4d39"/>
    </style:style>
    <style:style style:name="T76" style:family="text">
      <style:text-properties officeooo:rsid="010bef84"/>
    </style:style>
    <style:style style:name="T77" style:family="text">
      <style:text-properties officeooo:rsid="010f920c"/>
    </style:style>
    <style:style style:name="T78" style:family="text">
      <style:text-properties officeooo:rsid="01130dba"/>
    </style:style>
    <style:style style:name="T79" style:family="text">
      <style:text-properties officeooo:rsid="011500fd"/>
    </style:style>
    <style:style style:name="T80" style:family="text">
      <style:text-properties officeooo:rsid="011687c1"/>
    </style:style>
    <style:style style:name="T81" style:family="text">
      <style:text-properties officeooo:rsid="011a7db5"/>
    </style:style>
    <style:style style:name="T82" style:family="text">
      <style:text-properties officeooo:rsid="011e66d7"/>
    </style:style>
    <style:style style:name="T83" style:family="text">
      <style:text-properties officeooo:rsid="011ffa16"/>
    </style:style>
    <style:style style:name="T84" style:family="text">
      <style:text-properties officeooo:rsid="0121c87b"/>
    </style:style>
    <style:style style:name="T85" style:family="text">
      <style:text-properties officeooo:rsid="0125c876"/>
    </style:style>
    <style:style style:name="T86" style:family="text">
      <style:text-properties officeooo:rsid="012a2795"/>
    </style:style>
    <style:style style:name="T87" style:family="text">
      <style:text-properties officeooo:rsid="012d4304"/>
    </style:style>
    <style:style style:name="T88" style:family="text">
      <style:text-properties officeooo:rsid="012f30db"/>
    </style:style>
    <style:style style:name="T89" style:family="text">
      <style:text-properties officeooo:rsid="0132fbb1"/>
    </style:style>
    <style:style style:name="T90" style:family="text">
      <style:text-properties officeooo:rsid="0133e3a8"/>
    </style:style>
    <style:style style:name="T91" style:family="text">
      <style:text-properties officeooo:rsid="013543cb"/>
    </style:style>
    <style:style style:name="T92" style:family="text">
      <style:text-properties officeooo:rsid="013999db"/>
    </style:style>
    <style:style style:name="T93" style:family="text">
      <style:text-properties officeooo:rsid="013ae664"/>
    </style:style>
    <style:style style:name="T94" style:family="text">
      <style:text-properties officeooo:rsid="013dbdb3"/>
    </style:style>
    <style:style style:name="T95" style:family="text">
      <style:text-properties officeooo:rsid="013f077f"/>
    </style:style>
    <style:style style:name="T96" style:family="text">
      <style:text-properties officeooo:rsid="014054f8"/>
    </style:style>
    <style:style style:name="T97" style:family="text">
      <style:text-properties officeooo:rsid="0142fb4c"/>
    </style:style>
    <style:style style:name="T98" style:family="text">
      <style:text-properties officeooo:rsid="0144ccdb"/>
    </style:style>
    <style:style style:name="T99" style:family="text">
      <style:text-properties officeooo:rsid="0148b4b2"/>
    </style:style>
    <style:style style:name="T100" style:family="text">
      <style:text-properties officeooo:rsid="014adfb4"/>
    </style:style>
    <style:style style:name="T101" style:family="text">
      <style:text-properties officeooo:rsid="01505139"/>
    </style:style>
    <style:style style:name="T102" style:family="text">
      <style:text-properties officeooo:rsid="0150fca9"/>
    </style:style>
    <style:style style:name="T103" style:family="text">
      <style:text-properties officeooo:rsid="0152a7be"/>
    </style:style>
    <style:style style:name="T104" style:family="text">
      <style:text-properties officeooo:rsid="0152e3ef"/>
    </style:style>
    <style:style style:name="T105" style:family="text">
      <style:text-properties officeooo:rsid="0156f3b6"/>
    </style:style>
    <style:style style:name="T106" style:family="text">
      <style:text-properties officeooo:rsid="0163f7c3"/>
    </style:style>
    <style:style style:name="T107" style:family="text">
      <style:text-properties officeooo:rsid="016a1139"/>
    </style:style>
    <style:style style:name="T108" style:family="text">
      <style:text-properties officeooo:rsid="016bc399"/>
    </style:style>
    <style:style style:name="T109" style:family="text">
      <style:text-properties officeooo:rsid="016f6fb2"/>
    </style:style>
    <style:style style:name="T110" style:family="text">
      <style:text-properties officeooo:rsid="0191bdbb"/>
    </style:style>
    <style:style style:name="T111" style:family="text">
      <style:text-properties officeooo:rsid="01930b0b"/>
    </style:style>
    <style:style style:name="T112" style:family="text">
      <style:text-properties officeooo:rsid="01945cca"/>
    </style:style>
    <style:style style:name="T113" style:family="text">
      <style:text-properties officeooo:rsid="01954012"/>
    </style:style>
    <style:style style:name="T114" style:family="text">
      <style:text-properties officeooo:rsid="0197f686"/>
    </style:style>
    <style:style style:name="T115" style:family="text">
      <style:text-properties officeooo:rsid="01991b32"/>
    </style:style>
    <style:style style:name="T116" style:family="text">
      <style:text-properties officeooo:rsid="019b16e9"/>
    </style:style>
    <style:style style:name="T117" style:family="text">
      <style:text-properties officeooo:rsid="019b1af3"/>
    </style:style>
    <style:style style:name="T118" style:family="text">
      <style:text-properties officeooo:rsid="019ee066"/>
    </style:style>
    <style:style style:name="T119" style:family="text">
      <style:text-properties officeooo:rsid="01b0520c"/>
    </style:style>
    <style:style style:name="T120" style:family="text">
      <style:text-properties officeooo:rsid="01c530cd"/>
    </style:style>
    <style:style style:name="T121" style:family="text">
      <style:text-properties officeooo:rsid="01d083b7"/>
    </style:style>
    <style:style style:name="T122" style:family="text">
      <style:text-properties officeooo:rsid="01d0c7ef"/>
    </style:style>
    <style:style style:name="T123" style:family="text">
      <style:text-properties officeooo:rsid="01d348e5"/>
    </style:style>
    <style:style style:name="T124" style:family="text">
      <style:text-properties officeooo:rsid="01dddfe6"/>
    </style:style>
    <style:style style:name="T125" style:family="text">
      <style:text-properties officeooo:rsid="01e11ec6"/>
    </style:style>
    <style:style style:name="T126" style:family="text">
      <style:text-properties officeooo:rsid="01ef210b"/>
    </style:style>
    <style:style style:name="T127" style:family="text">
      <style:text-properties officeooo:rsid="01efc599"/>
    </style:style>
    <style:style style:name="T128" style:family="text">
      <style:text-properties officeooo:rsid="01f0f062"/>
    </style:style>
    <style:style style:name="T129" style:family="text">
      <style:text-properties officeooo:rsid="01fa64cf"/>
    </style:style>
    <style:style style:name="T130" style:family="text">
      <style:text-properties officeooo:rsid="01fbcf2b"/>
    </style:style>
    <style:style style:name="T131" style:family="text">
      <style:text-properties officeooo:rsid="01fc7d5b"/>
    </style:style>
    <style:style style:name="T132" style:family="text">
      <style:text-properties officeooo:rsid="01fdf767"/>
    </style:style>
    <style:style style:name="T133" style:family="text">
      <style:text-properties officeooo:rsid="01feda17"/>
    </style:style>
    <style:style style:name="T134" style:family="text">
      <style:text-properties officeooo:rsid="020345d6"/>
    </style:style>
    <style:style style:name="T135" style:family="text">
      <style:text-properties officeooo:rsid="0204e131"/>
    </style:style>
    <style:style style:name="T136" style:family="text">
      <style:text-properties officeooo:rsid="0207b913"/>
    </style:style>
    <style:style style:name="T137" style:family="text">
      <style:text-properties fo:language="en" fo:country="US"/>
    </style:style>
    <style:style style:name="T138" style:family="text">
      <style:text-properties fo:language="en" fo:country="US" officeooo:rsid="019b1af3"/>
    </style:style>
    <style:style style:name="T139" style:family="text">
      <style:text-properties fo:language="en" fo:country="US" officeooo:rsid="025c5e18"/>
    </style:style>
    <style:style style:name="T140" style:family="text">
      <style:text-properties fo:language="en" fo:country="US" officeooo:rsid="02637ec5"/>
    </style:style>
    <style:style style:name="T141" style:family="text">
      <style:text-properties officeooo:rsid="00661221"/>
    </style:style>
    <style:style style:name="T142" style:family="text">
      <style:text-properties officeooo:rsid="0218807e"/>
    </style:style>
    <style:style style:name="T143" style:family="text">
      <style:text-properties officeooo:rsid="021b46ae"/>
    </style:style>
    <style:style style:name="T144" style:family="text">
      <style:text-properties officeooo:rsid="021e261d"/>
    </style:style>
    <style:style style:name="T145" style:family="text">
      <style:text-properties officeooo:rsid="021f04ef"/>
    </style:style>
    <style:style style:name="T146" style:family="text">
      <style:text-properties officeooo:rsid="022035f6"/>
    </style:style>
    <style:style style:name="T147" style:family="text">
      <style:text-properties officeooo:rsid="0220a4c0"/>
    </style:style>
    <style:style style:name="T148" style:family="text">
      <style:text-properties officeooo:rsid="0222905a"/>
    </style:style>
    <style:style style:name="T149" style:family="text">
      <style:text-properties officeooo:rsid="022704ce"/>
    </style:style>
    <style:style style:name="T150" style:family="text">
      <style:text-properties officeooo:rsid="0227c0ba"/>
    </style:style>
    <style:style style:name="T151" style:family="text">
      <style:text-properties officeooo:rsid="022b3d76"/>
    </style:style>
    <style:style style:name="T152" style:family="text">
      <style:text-properties officeooo:rsid="020b3d20"/>
    </style:style>
    <style:style style:name="T153" style:family="text">
      <style:text-properties officeooo:rsid="020a9fc3"/>
    </style:style>
    <style:style style:name="T154" style:family="text">
      <style:text-properties officeooo:rsid="020ee2d3"/>
    </style:style>
    <style:style style:name="T155" style:family="text">
      <style:text-properties officeooo:rsid="0210a1fb"/>
    </style:style>
    <style:style style:name="T156" style:family="text">
      <style:text-properties officeooo:rsid="021208b9"/>
    </style:style>
    <style:style style:name="T157" style:family="text">
      <style:text-properties officeooo:rsid="02312613"/>
    </style:style>
    <style:style style:name="T158" style:family="text">
      <style:text-properties officeooo:rsid="02334b0c"/>
    </style:style>
    <style:style style:name="T159" style:family="text">
      <style:text-properties officeooo:rsid="0235badf"/>
    </style:style>
    <style:style style:name="T160" style:family="text">
      <style:text-properties officeooo:rsid="0239290f"/>
    </style:style>
    <style:style style:name="T161" style:family="text">
      <style:text-properties officeooo:rsid="023a1e61"/>
    </style:style>
    <style:style style:name="T162" style:family="text">
      <style:text-properties officeooo:rsid="023c0b8c"/>
    </style:style>
    <style:style style:name="T163" style:family="text">
      <style:text-properties officeooo:rsid="023d64aa"/>
    </style:style>
    <style:style style:name="T164" style:family="text">
      <style:text-properties officeooo:rsid="0242217d"/>
    </style:style>
    <style:style style:name="T165" style:family="text">
      <style:text-properties officeooo:rsid="024b7bd1"/>
    </style:style>
    <style:style style:name="T166" style:family="text">
      <style:text-properties officeooo:rsid="024f0b76"/>
    </style:style>
    <style:style style:name="T167" style:family="text">
      <style:text-properties officeooo:rsid="02524d98"/>
    </style:style>
    <style:style style:name="T168" style:family="text">
      <style:text-properties officeooo:rsid="02537a86"/>
    </style:style>
    <style:style style:name="T169" style:family="text">
      <style:text-properties officeooo:rsid="025947df"/>
    </style:style>
    <style:style style:name="T170" style:family="text">
      <style:text-properties officeooo:rsid="0265c11e"/>
    </style:style>
    <style:style style:name="T171" style:family="text">
      <style:text-properties officeooo:rsid="0268fa87"/>
    </style:style>
    <style:style style:name="T172" style:family="text">
      <style:text-properties officeooo:rsid="026ff929"/>
    </style:style>
    <style:style style:name="T173" style:family="text">
      <style:text-properties officeooo:rsid="0278948d"/>
    </style:style>
    <style:style style:name="T174" style:family="text">
      <style:text-properties officeooo:rsid="0279bea2"/>
    </style:style>
    <style:style style:name="T175" style:family="text">
      <style:text-properties officeooo:rsid="027b8fdf"/>
    </style:style>
    <style:style style:name="T176" style:family="text">
      <style:text-properties officeooo:rsid="027b95c4"/>
    </style:style>
    <style:style style:name="T177" style:family="text">
      <style:text-properties officeooo:rsid="027de0fd"/>
    </style:style>
    <style:style style:name="T178" style:family="text">
      <style:text-properties officeooo:rsid="027fe7e9"/>
    </style:style>
    <style:style style:name="T179" style:family="text">
      <style:text-properties officeooo:rsid="02858ff2"/>
    </style:style>
    <style:style style:name="T180" style:family="text">
      <style:text-properties officeooo:rsid="0289cc07"/>
    </style:style>
    <style:style style:name="T181" style:family="text">
      <style:text-properties officeooo:rsid="028b44b7"/>
    </style:style>
    <style:style style:name="T182" style:family="text">
      <style:text-properties officeooo:rsid="028c64dc"/>
    </style:style>
    <style:style style:name="T183" style:family="text">
      <style:text-properties officeooo:rsid="02915816"/>
    </style:style>
    <style:style style:name="T184" style:family="text">
      <style:text-properties officeooo:rsid="02973393"/>
    </style:style>
    <style:style style:name="T185" style:family="text">
      <style:text-properties officeooo:rsid="029768cd"/>
    </style:style>
    <style:style style:name="T186" style:family="text">
      <style:text-properties officeooo:rsid="02982b80"/>
    </style:style>
    <style:style style:name="T187" style:family="text">
      <style:text-properties officeooo:rsid="029a14b8"/>
    </style:style>
    <style:style style:name="T188" style:family="text">
      <style:text-properties officeooo:rsid="029be6dc"/>
    </style:style>
    <style:style style:name="T189" style:family="text">
      <style:text-properties officeooo:rsid="029d1624"/>
    </style:style>
    <style:style style:name="T190" style:family="text">
      <style:text-properties officeooo:rsid="02a614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MyLang Specification <text:span text:style-name="T42">v0.1</text:span></text:p>
      <text:p text:style-name="P1"/>
      <text:h text:style-name="P164" text:outline-level="1">Use Cases</text:h>
      <text:p text:style-name="P96">Why not other language?</text:p>
      <text:list xml:id="list2593999855" text:style-name="L1">
        <text:list-item>
          <text:p text:style-name="P182">Rust has a syntax too complicated</text:p>
        </text:list-item>
        <text:list-item>
          <text:p text:style-name="P183">Interpreted languages, VM languages are slow <text:span text:style-name="T36">and too high level</text:span> (Python, Java)</text:p>
        </text:list-item>
        <text:list-item>
          <text:p text:style-name="P183">Go doesn’t have static dispatch<text:span text:style-name="T3">(?), </text:span><text:span text:style-name="T4">syntax </text:span><text:span text:style-name="T5">and OOP </text:span><text:span text:style-name="T4">can still be simplified</text:span></text:p>
        </text:list-item>
        <text:list-item>
          <text:p text:style-name="P184">Julia<text:span text:style-name="T14"> </text:span>is too high lev<text:span text:style-name="T6">el, </text:span><text:span text:style-name="T34">end keyword sucks</text:span></text:p>
        </text:list-item>
        <text:list-item>
          <text:p text:style-name="P185">C, <text:span text:style-name="T7">C++</text:span> macros <text:span text:style-name="T8">and syntax </text:span>suck, <text:span text:style-name="T9">are unsafe </text:span><text:span text:style-name="T10">and old fashioned, </text:span><text:span text:style-name="T13">poor exception handling</text:span></text:p>
        </text:list-item>
        <text:list-item>
          <text:p text:style-name="P186">Carbon?</text:p>
        </text:list-item>
        <text:list-item>
          <text:p text:style-name="P187">No one has the strong formalization desired, including hardware formalization</text:p>
        </text:list-item>
      </text:list>
      <text:p text:style-name="P97"/>
      <text:p text:style-name="P98">What other languages have good but not all at once:</text:p>
      <text:list xml:id="list2730466241" text:style-name="L2">
        <text:list-item>
          <text:p text:style-name="P188">Rust has good memory safety and the borrowing system</text:p>
        </text:list-item>
        <text:list-item>
          <text:p text:style-name="P188">C has direct memory access (although unsafe)</text:p>
        </text:list-item>
        <text:list-item>
          <text:p text:style-name="P188">Julia has the dynamic dispatch + method overloading and the LISP preprocessor, <text:span text:style-name="T33">also isn’t OOP</text:span></text:p>
        </text:list-item>
        <text:list-item>
          <text:p text:style-name="P189">Python has a<text:span text:style-name="T35">n after all</text:span> simple syntax, <text:span text:style-name="T141">LISP </text:span><text:span text:style-name="T186">would be</text:span><text:span text:style-name="T141"> even more dead simple </text:span><text:span text:style-name="T186">if we could get rid of the parenthesis somewhat</text:span></text:p>
        </text:list-item>
      </text:list>
      <text:h text:style-name="P163" text:outline-level="1">Principles and Trade-Offs</text:h>
      <text:list xml:id="list1263247117" text:style-name="L3">
        <text:list-item>
          <text:p text:style-name="P190">Types: strong, static, inferred (when possible), nominal</text:p>
        </text:list-item>
        <text:list-item>
          <text:p text:style-name="P191">“<text:span text:style-name="T1">Code is more read than written” – </text:span><text:span text:style-name="T39">our aim is even more agressive than Python’s, and is powered by a LISP inspired principle of reducing separators</text:span></text:p>
        </text:list-item>
        <text:list-item>
          <text:p text:style-name="P192">Static dispatch + method overloading</text:p>
        </text:list-item>
      </text:list>
      <text:h text:style-name="P163" text:outline-level="1">Development Workflow</text:h>
      <text:list xml:id="list2968747382" text:style-name="L4">
        <text:list-item>
          <text:p text:style-name="P193">Identify problems and use cases for proposed solutions</text:p>
        </text:list-item>
        <text:list-item>
          <text:p text:style-name="P193">Check if there already isn’t a good enough solution <text:span text:style-name="T12">(KISS, </text:span><text:span text:style-name="T38">DRY</text:span><text:span text:style-name="T12">)</text:span></text:p>
        </text:list-item>
        <text:list-item>
          <text:p text:style-name="P193">Check on other languages to see how they solve the problem, and if there’s something that can be borrowed</text:p>
        </text:list-item>
        <text:list-item>
          <text:p text:style-name="P193">Identify trade-offs <text:span text:style-name="T11">of proposed solutions and how they align with the project</text:span></text:p>
        </text:list-item>
        <text:list-item>
          <text:p text:style-name="P194"><text:soft-page-break/>Specify the solution in detail → all open questions must be decided, all foreseeable problems must be addressed before implementation, <text:span text:style-name="T16">purposeful “not-gonna-dos” must be specified</text:span></text:p>
        </text:list-item>
        <text:list-item>
          <text:p text:style-name="P195">Formaliz<text:span text:style-name="T15">e the new solution</text:span></text:p>
        </text:list-item>
        <text:list-item>
          <text:p text:style-name="P196">Write tests for new solution <text:span text:style-name="T18">[how are we going to test it? </text:span><text:span text:style-name="T20">Isabelle/HOL? Own theorem prover? </text:span><text:span text:style-name="T118">Another language is needed/beneficial to prove it?</text:span><text:span text:style-name="T20"> </text:span><text:span text:style-name="T31">Is the theorem prover all that’s needed?</text:span><text:span text:style-name="T18">]</text:span></text:p>
        </text:list-item>
        <text:list-item>
          <text:p text:style-name="P195">Implement <text:span text:style-name="T17">new solution</text:span></text:p>
        </text:list-item>
        <text:list-item>
          <text:p text:style-name="P197">Tes<text:span text:style-name="T19">t the solution</text:span></text:p>
        </text:list-item>
      </text:list>
      <text:p text:style-name="P103"/>
      <text:h text:style-name="P163" text:outline-level="1">Type System</text:h>
      <text:p text:style-name="P108">The type system is planned to have type inference but for the MVP all types are explicit.</text:p>
      <text:p text:style-name="P109"/>
      <text:h text:style-name="P168" text:outline-level="2">Primitive Types</text:h>
      <text:h text:style-name="P173" text:outline-level="3"><text:span text:style-name="T100">b</text:span>yte</text:h>
      <text:p text:style-name="P110">Single raw byte.</text:p>
      <text:h text:style-name="P174" text:outline-level="3"><text:span text:style-name="T99">b</text:span>ool</text:h>
      <text:p text:style-name="P15">Boolean value, it’s either <text:span text:style-name="T46">true</text:span> or <text:span text:style-name="T46">false</text:span>.</text:p>
      <text:p text:style-name="P16"/>
      <text:h text:style-name="P173" text:outline-level="3">Integers</text:h>
      <text:p text:style-name="P110">Integer numbers.</text:p>
      <text:p text:style-name="P114">Modular arithmetic behavior can be achieved by <text:span text:style-name="T111">testing whether the overflow has </text:span><text:span text:style-name="T113">happened</text:span><text:span text:style-name="T111"> </text:span><text:span text:style-name="T113">and nop it</text:span>.</text:p>
      <text:p text:style-name="P116">Saturat<text:span text:style-name="T110">ion</text:span> arithmetic behavior can be achieved by <text:span text:style-name="T113">testing whether the overflow </text:span><text:span text:style-name="T124">h</text:span><text:span text:style-name="T113">as happened and </text:span><text:span text:style-name="T112">clamping</text:span> <text:span text:style-name="T109">the </text:span>return value <text:span text:style-name="T110">to the appropriate min or max value</text:span>.</text:p>
      <text:p text:style-name="P120"/>
      <text:p text:style-name="P13">ui8, ui32, ui64</text:p>
      <text:p text:style-name="P6">Correspond to unsigned integers.</text:p>
      <text:p text:style-name="P4"><text:span text:style-name="T81">Error return values</text:span>:</text:p>
      <text:list xml:id="list4272317889" text:style-name="L5">
        <text:list-item>
          <text:p text:style-name="P178">overflow</text:p>
        </text:list-item>
      </text:list>
      <text:p text:style-name="P9"/>
      <text:p text:style-name="P9"/>
      <text:p text:style-name="P14">i8, i32, i64</text:p>
      <text:p text:style-name="P6">Correspond to signed integers. The bit 7 is used to store the sign, 0 meaning a positive number and 1 meaning a negative number.</text:p>
      <text:p text:style-name="P6"/>
      <text:p text:style-name="P2"><text:soft-page-break/><text:span text:style-name="T81">Error return values</text:span>:</text:p>
      <text:list xml:id="list125743252062811" text:continue-numbering="true" text:style-name="L5">
        <text:list-item>
          <text:p text:style-name="P179">overflow</text:p>
        </text:list-item>
      </text:list>
      <text:p text:style-name="P5"/>
      <text:p text:style-name="P11">nat</text:p>
      <text:p text:style-name="P12"><text:span text:style-name="T21">Correspond to a natural number. By default it internally translates to the register size, </text:span><text:span text:style-name="T24">unsigned</text:span><text:span text:style-name="T21"> integer type.</text:span></text:p>
      <text:p text:style-name="P8">Error return values:</text:p>
      <text:list xml:id="list3975021992" text:style-name="L6">
        <text:list-item>
          <text:p text:style-name="P181">overflow</text:p>
        </text:list-item>
      </text:list>
      <text:p text:style-name="P8"/>
      <text:p text:style-name="P11">pos</text:p>
      <text:p text:style-name="P8">Correspond to a positive, greater than zero number. Useful for indexing. </text:p>
      <text:p text:style-name="P8">Error return values:</text:p>
      <text:list xml:id="list125743237562594" text:continue-numbering="true" text:style-name="L6">
        <text:list-item>
          <text:p text:style-name="P181">overflow</text:p>
        </text:list-item>
      </text:list>
      <text:p text:style-name="P8"/>
      <text:p text:style-name="P11">int</text:p>
      <text:p text:style-name="P8">Correspond to a signed integer. By default it internally translates to the register size, <text:span text:style-name="T125">signed</text:span> integer type.</text:p>
      <text:p text:style-name="P8">Error return values:</text:p>
      <text:list xml:id="list125743327555196" text:continue-numbering="true" text:style-name="L6">
        <text:list-item>
          <text:p text:style-name="P181">overflow</text:p>
        </text:list-item>
      </text:list>
      <text:p text:style-name="P8"/>
      <text:p text:style-name="P14"/>
      <text:h text:style-name="P173" text:outline-level="3">Floats</text:h>
      <text:p text:style-name="P110">Floating point numbers, <text:span text:style-name="T132">in IEEE 754 format.</text:span></text:p>
      <text:p text:style-name="P110"/>
      <text:p text:style-name="P10"><text:span text:style-name="T32">f</text:span>32, <text:span text:style-name="T32">f</text:span>64</text:p>
      <text:p text:style-name="P7">Correspond to float numbers.</text:p>
      <text:p text:style-name="P3"><text:span text:style-name="T81">Error return values</text:span>:</text:p>
      <text:list xml:id="list125743179961355" text:continue-list="list125743252062811" text:style-name="L5">
        <text:list-item>
          <text:p text:style-name="P180">overflow</text:p>
        </text:list-item>
      </text:list>
      <text:p text:style-name="P1"/>
      <text:h text:style-name="P173" text:outline-level="3">Addr</text:h>
      <text:p text:style-name="P18">Correspond to an memory address.</text:p>
      <text:p text:style-name="P1"/>
      <text:h text:style-name="P173" text:outline-level="3">Enum</text:h>
      <text:p text:style-name="P17">Enumerated type, correspond to a set of possible and mutually exclusive values.</text:p>
      <text:p text:style-name="P1"/>
      <text:h text:style-name="P168" text:outline-level="2">Composite Types</text:h>
      <text:h text:style-name="P175" text:outline-level="3">Struct</text:h>
      <text:p text:style-name="P48">Correspond to a data structure composed of other type values.</text:p>
      <text:p text:style-name="P46"/>
      <text:h text:style-name="P168" text:outline-level="2">Opt</text:h>
      <text:p text:style-name="P49">Correspond to an optional information, which has a type, is set or not, and a default value is known to be used if it’s not set.</text:p>
      <text:p text:style-name="P49"><text:soft-page-break/><text:span text:style-name="T104">t</text:span>ype – <text:span text:style-name="T103">Immutable.</text:span></text:p>
      <text:p text:style-name="P49">set – <text:span text:style-name="T101">bool, </text:span><text:span text:style-name="T102">false by default</text:span></text:p>
      <text:p text:style-name="P49">value</text:p>
      <text:p text:style-name="P47"/>
      <text:h text:style-name="P176" text:outline-level="3">Array</text:h>
      <text:p text:style-name="P99"><text:span text:style-name="T84">a</text:span>ddr – <text:span text:style-name="T82">memory address. </text:span><text:span text:style-name="T84">Register width size. </text:span><text:span text:style-name="T92">Immutable.</text:span></text:p>
      <text:p text:style-name="P100"><text:span text:style-name="T84">t</text:span>ype – <text:span text:style-name="T82">type of memory address objects. </text:span><text:span text:style-name="T92">Immutable.</text:span></text:p>
      <text:p text:style-name="P105"><text:span text:style-name="T84">s</text:span>ize – <text:span text:style-name="T82">max number of objects it </text:span><text:span text:style-name="T83">can store. </text:span><text:span text:style-name="T92">Immutable.</text:span></text:p>
      <text:p text:style-name="P115">mutable – <text:span text:style-name="T107">bool, </text:span>whether the memory contents can be overwritten. <text:span text:style-name="T108">Immutable.</text:span></text:p>
      <text:p text:style-name="P156"/>
      <text:h text:style-name="P177" text:outline-level="3">Str</text:h>
      <text:p text:style-name="P41"><text:span text:style-name="T84">m</text:span>em – <text:span text:style-name="T84">Mem of type byte and size of the string, </text:span><text:span text:style-name="T85">represent the bytes of the string. </text:span><text:span text:style-name="T93">Immutable.</text:span></text:p>
      <text:p text:style-name="P43">encoding – “utf8” or “ascii” <text:span text:style-name="T133">values of enum</text:span>. <text:span text:style-name="T93">Immutable.</text:span></text:p>
      <text:p text:style-name="P44">UTF-8 is the default encoding. The default encoding can be set with the compiler parameter <text:span text:style-name="T46">default-str-encoding</text:span>.</text:p>
      <text:p text:style-name="P42"/>
      <text:h text:style-name="P163" text:outline-level="1">Keywords</text:h>
      <text:p text:style-name="P121">The following keywords are reserved and can’t be used as variable names:</text:p>
      <table:table table:name="Tabela1" table:style-name="Tabela1">
        <table:table-column table:style-name="Tabela1.A"/>
        <table:table-column table:style-name="Tabela1.B"/>
        <table:table-row table:style-name="TableLine94716455925392">
          <table:table-cell table:style-name="Tabela1.A1" office:value-type="string">
            <text:p text:style-name="P39">mut</text:p>
          </table:table-cell>
          <table:table-cell table:style-name="Tabela1.B1" office:value-type="string">
            <text:p text:style-name="P159"/>
          </table:table-cell>
        </table:table-row>
        <table:table-row table:style-name="TableLine94716455951056">
          <table:table-cell table:style-name="Tabela1.A2" office:value-type="string">
            <text:p text:style-name="P38">res</text:p>
          </table:table-cell>
          <table:table-cell table:style-name="Tabela1.B2" office:value-type="string">
            <text:p text:style-name="P159"/>
          </table:table-cell>
        </table:table-row>
        <table:table-row table:style-name="TableLine94716455836048">
          <table:table-cell table:style-name="Tabela1.A2" office:value-type="string">
            <text:p text:style-name="P53">if</text:p>
          </table:table-cell>
          <table:table-cell table:style-name="Tabela1.B2" office:value-type="string">
            <text:p text:style-name="P159"/>
          </table:table-cell>
        </table:table-row>
        <table:table-row table:style-name="TableLine94716455842112">
          <table:table-cell table:style-name="Tabela1.A2" office:value-type="string">
            <text:p text:style-name="P53">else</text:p>
          </table:table-cell>
          <table:table-cell table:style-name="Tabela1.B2" office:value-type="string">
            <text:p text:style-name="P159"/>
          </table:table-cell>
        </table:table-row>
        <table:table-row table:style-name="TableLine94716455846160">
          <table:table-cell table:style-name="Tabela1.A2" office:value-type="string">
            <text:p text:style-name="P53">elif</text:p>
          </table:table-cell>
          <table:table-cell table:style-name="Tabela1.B2" office:value-type="string">
            <text:p text:style-name="P159"/>
          </table:table-cell>
        </table:table-row>
        <table:table-row table:style-name="TableLine94716455859776">
          <table:table-cell table:style-name="Tabela1.A2" office:value-type="string">
            <text:p text:style-name="P53">while</text:p>
          </table:table-cell>
          <table:table-cell table:style-name="Tabela1.B2" office:value-type="string">
            <text:p text:style-name="P159"/>
          </table:table-cell>
        </table:table-row>
        <table:table-row table:style-name="TableLine94716455861328">
          <table:table-cell table:style-name="Tabela1.A2" office:value-type="string">
            <text:p text:style-name="P53">for</text:p>
          </table:table-cell>
          <table:table-cell table:style-name="Tabela1.B2" office:value-type="string">
            <text:p text:style-name="P159"/>
          </table:table-cell>
        </table:table-row>
        <table:table-row table:style-name="TableLine94716455865424">
          <table:table-cell table:style-name="Tabela1.A2" office:value-type="string">
            <text:p text:style-name="P25">continue</text:p>
          </table:table-cell>
          <table:table-cell table:style-name="Tabela1.B2" office:value-type="string">
            <text:p text:style-name="P159"/>
          </table:table-cell>
        </table:table-row>
        <table:table-row table:style-name="TableLine94716455868832">
          <table:table-cell table:style-name="Tabela1.A2" office:value-type="string">
            <text:p text:style-name="P24">break</text:p>
          </table:table-cell>
          <table:table-cell table:style-name="Tabela1.B2" office:value-type="string">
            <text:p text:style-name="P159"/>
          </table:table-cell>
        </table:table-row>
        <table:table-row table:style-name="TableLine94716455875408">
          <table:table-cell table:style-name="Tabela1.A2" office:value-type="string">
            <text:p text:style-name="P160">nop</text:p>
          </table:table-cell>
          <table:table-cell table:style-name="Tabela1.B2" office:value-type="string">
            <text:p text:style-name="P159"/>
          </table:table-cell>
        </table:table-row>
        <text:soft-page-break/>
        <table:table-row table:style-name="TableLine94716455879216">
          <table:table-cell table:style-name="Tabela1.A2" office:value-type="string">
            <text:p text:style-name="P162">not</text:p>
          </table:table-cell>
          <table:table-cell table:style-name="Tabela1.B2" office:value-type="string">
            <text:p text:style-name="P159"/>
          </table:table-cell>
        </table:table-row>
        <table:table-row table:style-name="TableLine94716455882832">
          <table:table-cell table:style-name="Tabela1.A2" office:value-type="string">
            <text:p text:style-name="P161">and</text:p>
          </table:table-cell>
          <table:table-cell table:style-name="Tabela1.B2" office:value-type="string">
            <text:p text:style-name="P159"/>
          </table:table-cell>
        </table:table-row>
        <table:table-row table:style-name="TableLine94716455887744">
          <table:table-cell table:style-name="Tabela1.A2" office:value-type="string">
            <text:p text:style-name="P161">or</text:p>
          </table:table-cell>
          <table:table-cell table:style-name="Tabela1.B2" office:value-type="string">
            <text:p text:style-name="P159"/>
          </table:table-cell>
        </table:table-row>
        <table:table-row table:style-name="TableLine94716455891792">
          <table:table-cell table:style-name="Tabela1.A2" office:value-type="string">
            <text:p text:style-name="P161">xor</text:p>
          </table:table-cell>
          <table:table-cell table:style-name="Tabela1.B2" office:value-type="string">
            <text:p text:style-name="P159"/>
          </table:table-cell>
        </table:table-row>
      </table:table>
      <text:p text:style-name="P23"/>
      <text:p text:style-name="P22"/>
      <text:h text:style-name="P163" text:outline-level="1">Operators</text:h>
      <text:p text:style-name="P33">=</text:p>
      <text:p text:style-name="P34">+</text:p>
      <text:p text:style-name="P34">-</text:p>
      <text:p text:style-name="P34">*</text:p>
      <text:p text:style-name="P34">/</text:p>
      <text:p text:style-name="P34">%</text:p>
      <text:p text:style-name="P55">\</text:p>
      <text:p text:style-name="P34"/>
      <text:p text:style-name="P34">==</text:p>
      <text:p text:style-name="P34">&gt;=</text:p>
      <text:p text:style-name="P34">&lt;=</text:p>
      <text:p text:style-name="P34"/>
      <text:p text:style-name="P65">not</text:p>
      <text:p text:style-name="P40">and</text:p>
      <text:p text:style-name="P40">or</text:p>
      <text:p text:style-name="P40">xor</text:p>
      <text:p text:style-name="P40"/>
      <text:h text:style-name="P165" text:outline-level="1">Blocks and Indentation</text:h>
      <text:p text:style-name="P36">New code blocks are declared using indentation, a la Python style. <text:span text:style-name="T78">Differently from Python, however, new blocks are not preceded by : signs. </text:span><text:span text:style-name="T79">Wrongfully placed, or unplaced, indentation </text:span><text:span text:style-name="T129">causes the software to fail to</text:span><text:span text:style-name="T79"> compile </text:span><text:span text:style-name="T129">and an error message is shown: “Indentation error: </text:span></text:p>
      <text:p text:style-name="P63">wrong<text:span text:style-name="T130">_code</text:span></text:p>
      <text:p text:style-name="P37"><text:span text:style-name="T129">l</text:span><text:span text:style-name="T131">ine</text:span><text:span text:style-name="T129"> line_number</text:span></text:p>
      <text:p text:style-name="P37"><text:span text:style-name="T129">file path_file”</text:span><text:span text:style-name="T79">.</text:span></text:p>
      <text:p text:style-name="P85">By default, <text:span text:style-name="T87">new</text:span> <text:span text:style-name="T87">blocks are</text:span> declared using <text:span text:style-name="T87">one</text:span> tab sign.</text:p>
      <text:h text:style-name="Heading_20_1" text:outline-level="1"><text:soft-page-break/>Constants</text:h>
      <text:p text:style-name="P87">Constants are <text:span text:style-name="T187">names whose values</text:span> can’t be changed once set, <text:span text:style-name="T187">i.e., they’re immutable</text:span>. <text:span text:style-name="T187">They can have any type. All names set have, implicitly, constant values.</text:span></text:p>
      <text:p text:style-name="P88">If the programmer tries to set the value of a constant twice, the software fails to compile and an error message is shown: “Invalid constant reassignment:</text:p>
      <text:p text:style-name="P88">wrong_code</text:p>
      <text:p text:style-name="P88">lin line_number</text:p>
      <text:p text:style-name="P88">file path_file”</text:p>
      <text:p text:style-name="P86"/>
      <text:h text:style-name="Heading_20_1" text:outline-level="1">Variables</text:h>
      <text:p text:style-name="P89">Variables are names whose values can be changed after set, i.e., they’re mutable. They can have any type, however, once the variable is set, it’s type can’t be changed.</text:p>
      <text:p text:style-name="P89">All names that store mutable values must be explicitly declared with the <text:span text:style-name="T46">mut</text:span> keyword, as in:</text:p>
      <text:p text:style-name="P89"><text:tab/>mut var = <text:span text:style-name="T188">int </text:span>0</text:p>
      <text:p text:style-name="P89"/>
      <text:h text:style-name="P163" text:outline-level="1">Control Flow</text:h>
      <text:h text:style-name="P168" text:outline-level="2"><text:span text:style-name="T89">i</text:span>f/<text:span text:style-name="T89">elif/else</text:span> statement<text:span text:style-name="T89">s</text:span></text:h>
      <text:p text:style-name="P45">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90">an </text:span>if and (<text:span text:style-name="T90">a </text:span>possible) else statement.</text:p>
      <text:p text:style-name="P52">If there are multiple conditions tested, whenever a <text:span text:style-name="T136">(group of)</text:span> condition tests <text:span text:style-name="T136">true</text:span>, the whole test is stopped and the code next to <text:span text:style-name="T136">the if statement </text:span>it is executed. <text:span text:style-name="T106">[name for this?]</text:span></text:p>
      <text:p text:style-name="P45"/>
      <text:h text:style-name="P168" text:outline-level="2"><text:span text:style-name="T90">w</text:span>hile statement</text:h>
      <text:p text:style-name="P112">Used to run<text:span text:style-name="T91"> and repeat a</text:span> block of code <text:span text:style-name="T91">while a conditional test result is true.</text:span></text:p>
      <text:p text:style-name="P118">It can be compared to the <text:span text:style-name="T134">IR code</text:span>:</text:p>
      <text:p text:style-name="P117">LABEL checkpoint</text:p>
      <text:p text:style-name="P117">IF condition</text:p>
      <text:p text:style-name="P117"><text:tab/>…</text:p>
      <text:p text:style-name="P117"><text:tab/><text:span text:style-name="T135">change_condition_code</text:span></text:p>
      <text:p text:style-name="P117"><text:soft-page-break/><text:tab/>…</text:p>
      <text:p text:style-name="P117"><text:tab/>JMP checkpoint</text:p>
      <text:p text:style-name="P117"/>
      <text:h text:style-name="P168" text:outline-level="2">for statement</text:h>
      <text:p text:style-name="P152">SET counter 0</text:p>
      <text:p text:style-name="P152">SET limit 10</text:p>
      <text:p text:style-name="P153">SET step 1</text:p>
      <text:p text:style-name="P119">LABEL checkpoint</text:p>
      <text:p text:style-name="P119">IF <text:span text:style-name="T182">counter &lt; limit</text:span></text:p>
      <text:p text:style-name="P119"><text:tab/>…</text:p>
      <text:p text:style-name="P119"><text:tab/><text:span text:style-name="T135">code</text:span></text:p>
      <text:p text:style-name="P119"><text:tab/>…</text:p>
      <text:p text:style-name="P119"><text:tab/><text:span text:style-name="T182">ADD counter </text:span><text:span text:style-name="T183">step</text:span></text:p>
      <text:p text:style-name="P119"><text:tab/>JMP checkpoint</text:p>
      <text:p text:style-name="P154">[]</text:p>
      <text:h text:style-name="P163" text:outline-level="1">Functions</text:h>
      <text:p text:style-name="P113">Functions represent isolated tasks. <text:span text:style-name="T94">They all have a type that is returned when the function succeeds, and may have error values to be returned.</text:span></text:p>
      <text:p text:style-name="P113"/>
      <text:p text:style-name="P111"><text:span text:style-name="T88">F</text:span>unctions can be declared inside other functions by default.</text:p>
      <text:p text:style-name="P19"/>
      <text:p text:style-name="P90"><text:span text:style-name="T40">F</text:span>unction <text:span text:style-name="T40">without arguments</text:span></text:p>
      <text:p text:style-name="P21"><text:span text:style-name="T181">fn</text:span> get_123<text:tab/>ui64</text:p>
      <text:p text:style-name="P20"><text:tab/>123</text:p>
      <text:p text:style-name="P20">Declared a function named get, that returns an ui64, takes no arguments and returns 123.</text:p>
      <text:p text:style-name="P90"/>
      <text:p text:style-name="P90"><text:span text:style-name="T40">F</text:span>unction <text:span text:style-name="T40">with </text:span><text:span text:style-name="T97">required</text:span><text:span text:style-name="T40"> arguments</text:span></text:p>
      <text:p text:style-name="P93"><text:span text:style-name="T181">fn</text:span> add<text:tab/>i64 x i64 y<text:tab/><text:span text:style-name="T181">i64</text:span></text:p>
      <text:p text:style-name="P93"><text:tab/>x+y</text:p>
      <text:p text:style-name="P93">Declares a function named add, that returns a <text:span text:style-name="T41">i64</text:span>, takes two arguments, one <text:span text:style-name="T97">required</text:span> <text:span text:style-name="T41">i64</text:span> named x, the other <text:span text:style-name="T41">i64</text:span> named y, and the code returns the sum of the two arguments, <text:span text:style-name="T41">regardless of overflows.</text:span></text:p>
      <text:p text:style-name="P106"><text:soft-page-break/>A tab character separates names of functions and their arguments.</text:p>
      <text:p text:style-name="P106"/>
      <text:p text:style-name="P91"><text:span text:style-name="T40">F</text:span>unction <text:span text:style-name="T40">with </text:span><text:span text:style-name="T97">required and</text:span><text:span text:style-name="T40"> </text:span><text:span text:style-name="T95">optional </text:span><text:span text:style-name="T40">argument</text:span><text:span text:style-name="T97">s</text:span></text:p>
      <text:p text:style-name="P94"><text:span text:style-name="T180">fn</text:span> add<text:tab/>i64 x i64 y <text:span text:style-name="T95">= 0<text:tab/><text:tab/></text:span><text:span text:style-name="T180">i64</text:span></text:p>
      <text:p text:style-name="P94"><text:tab/>x+y</text:p>
      <text:p text:style-name="P95">Declares a function named add, that returns a <text:span text:style-name="T41">i64</text:span>, takes two arguments, one <text:span text:style-name="T96">required </text:span><text:span text:style-name="T41">i64</text:span> named x, the other <text:span text:style-name="T96">an [Opt(</text:span><text:span text:style-name="T41">i64</text:span>,<text:span text:style-name="T96">0)]</text:span> named y, and the code returns the sum of the two arguments, <text:span text:style-name="T41">regardless of overflows.</text:span></text:p>
      <text:p text:style-name="P107">An equals character follow the name of the argument and the default value follows the equals character.</text:p>
      <text:p text:style-name="P93"/>
      <text:p text:style-name="P104"><text:span text:style-name="T21">Functions can return error values based on keywords chosen by the programmer. The keywords then are internally converted by the compiler to unique values. </text:span><text:span text:style-name="T22">Immediately a</text:span><text:span text:style-name="T21">fter the function call, the programmer can check for the keyword-based return values using if </text:span><text:span text:style-name="T22">[statements]</text:span><text:span text:style-name="T21">.</text:span></text:p>
      <text:p text:style-name="P30"/>
      <text:p text:style-name="P30">For example, consider the callee function:</text:p>
      <text:p text:style-name="P29"><text:span text:style-name="T178">fn</text:span> <text:span text:style-name="T66">my_</text:span>add<text:tab/>i64 x i64 y<text:tab/><text:span text:style-name="T178">i64</text:span></text:p>
      <text:p text:style-name="P29"><text:tab/><text:span text:style-name="T86">i64 </text:span>z = x + y</text:p>
      <text:p text:style-name="P29"><text:tab/>if z &gt; 10</text:p>
      <text:p text:style-name="P29"><text:tab/><text:tab/>ret z overflow</text:p>
      <text:p text:style-name="P29"><text:tab/>z</text:p>
      <text:p text:style-name="P29">And the caller function:</text:p>
      <text:p text:style-name="P29"><text:span text:style-name="T178">fn</text:span> main<text:tab/><text:span text:style-name="T178">i64</text:span></text:p>
      <text:p text:style-name="P29"><text:tab/><text:span text:style-name="T86">i64 </text:span>z = <text:span text:style-name="T66">my_</text:span>add 5 6</text:p>
      <text:p text:style-name="P29"><text:tab/>if overflow</text:p>
      <text:p text:style-name="P29"><text:tab/><text:tab/>print “Overflow happened! <text:span text:style-name="T98">Anyway...</text:span>”</text:p>
      <text:p text:style-name="P29"><text:tab/>z</text:p>
      <text:p text:style-name="P29"/>
      <text:p text:style-name="P31">The main function’s if <text:span text:style-name="T65">[statement]</text:span> understands the overflow return value, declared in the add function.</text:p>
      <text:p text:style-name="P50">If there’s an override among an variable name and an error value, the code fails to compile and an error message is shown: “Override among variable name and error value: error_value”.</text:p>
      <text:p text:style-name="P50"/>
      <text:h text:style-name="P169" text:outline-level="2"><text:soft-page-break/>Static Dispatch</text:h>
      <text:p text:style-name="P57">Static dispatch works by identifying the functions individually using their names, return values, and argument types. When the compiler [when?] identifies a function is called, it extracts the used arguments’ types and expected return value, and searches in an internal database for a function which matches the info extracted. It then substitutes the original function call by the appropriate underlying function. If the compiler finds no appropriate function to handle the call, the code fails to compile, and an error message is shown: “No function matches return type rettype and argument types argtype argtype …”.</text:p>
      <text:p text:style-name="P58">Internally, the functions get the name function_name_rettype_argtype_argtype, informing the all appropriate arg_type-s in the function name. If the assembler refuses to assemble such function name, the rettype and argtypes are substituted by individual numbers for every function with the same name.</text:p>
      <text:p text:style-name="P58"/>
      <text:h text:style-name="P168" text:outline-level="2">RAII</text:h>
      <text:p text:style-name="P59">All resources <text:span text:style-name="T121">structs </text:span>must <text:span text:style-name="T121">be marked with the</text:span><text:span text:style-name="T51"> res </text:span><text:span text:style-name="T121">keyword and</text:span><text:span text:style-name="T46"> </text:span>have two functions, <text:span text:style-name="T46">alloc</text:span> and <text:span text:style-name="T46">free</text:span>. <text:span text:style-name="T122">Calling alloc on an already allocated resource causes it to return </text:span><text:span text:style-name="T53">allocated</text:span><text:span text:style-name="T52"> </text:span><text:span text:style-name="T122">error value. Calling free on an already freed resource causes it to return </text:span><text:span text:style-name="T53">freed</text:span><text:span text:style-name="T122"> error value. </text:span><text:span text:style-name="T123">The programmer needs not to worry about freeing resources, since </text:span><text:span text:style-name="T127">by default</text:span><text:span text:style-name="T123"> all resources are freed before the function returns, even if panic happen</text:span><text:span text:style-name="T126">s</text:span><text:span text:style-name="T123">.</text:span></text:p>
      <text:p text:style-name="P62">By default, all resources must be initialized when set and it’s not possible do declare an un-initialized resource.</text:p>
      <text:p text:style-name="P60">[borrow system?]</text:p>
      <text:p text:style-name="P58"/>
      <text:h text:style-name="P163" text:outline-level="1"><text:span text:style-name="T37">Error</text:span> Hand<text:span text:style-name="T2">l</text:span>ing</text:h>
      <text:p text:style-name="P26">Errors are handled based on return values from functions or result values from operations. <text:span text:style-name="T43">Every function can return only one value, which semantically corresponds to a task resulting in success. And in case of errors, a second return value can be used to convey information about the error that occurred. </text:span>Therefore, errors must be explicitly checked by the programmer in order to divert the control flow. <text:span text:style-name="T43">This is the core of errors are handled.</text:span></text:p>
      <text:p text:style-name="P27">However, at many times it’s undesirable to leave the programmer to rely on his own devices. And it might be needed to compile programs with high level of compliance on which no predictable error<text:span text:style-name="T44">s</text:span> pass unhandled, sacrificing practicality for safety. <text:span text:style-name="T44">Therefore, the language and the compiler offer ways to ensure th</text:span><text:span text:style-name="T61">at either the</text:span><text:span text:style-name="T44"> programmer is forced to handle </text:span><text:span text:style-name="T61">all</text:span><text:span text:style-name="T44"> errors, </text:span><text:span text:style-name="T61">or unhandled errors </text:span><text:span text:style-name="T63">cause the program to terminate before doing damage</text:span><text:span text:style-name="T44">.</text:span></text:p>
      <text:p text:style-name="P27"/>
      <text:p text:style-name="P28">Compiler’<text:span text:style-name="T60">s valid values for error-mode parameter </text:span><text:span text:style-name="T62">are </text:span><text:span text:style-name="T64">either</text:span><text:span text:style-name="T62"> </text:span><text:span text:style-name="T48">panic</text:span><text:span text:style-name="T62"> or </text:span><text:span text:style-name="T49">strict</text:span><text:span text:style-name="T62">. They mean</text:span>:</text:p>
      <text:list xml:id="list562488937" text:style-name="L7">
        <text:list-item>
          <text:p text:style-name="P198"><text:span text:style-name="T57">panic</text:span> – error handling <text:span text:style-name="T59">runs according</text:span> what the programmer dec<text:span text:style-name="T59">lared</text:span> but unhandled error values causes the <text:span text:style-name="T45">function to immediately return </text:span><text:span text:style-name="T47">panic</text:span><text:span text:style-name="T45"> as an error value</text:span>. <text:span text:style-name="T59">This c</text:span><text:span text:style-name="T56">auses panic </text:span><text:soft-page-break/><text:span text:style-name="T56">return value propagation, </text:span><text:span text:style-name="T68">i.e.</text:span><text:span text:style-name="T59">, all functions </text:span><text:span text:style-name="T69">which</text:span><text:span text:style-name="T59"> don’t have a handler for panic also return the panic value</text:span><text:span text:style-name="T56">. </text:span><text:span text:style-name="T58">In case there’s no final panic handler in the main function, the software writes the panic message to stdout </text:span><text:span text:style-name="T75">(standard output) </text:span><text:span text:style-name="T58">and terminates.</text:span></text:p>
        </text:list-item>
        <text:list-item>
          <text:p text:style-name="P199">strict – all error handling is enforced. The compiler ensures all possible return values that correspond to errors are forcefully handled by the programmer. <text:span text:style-name="T127">Note that this is highly unpractical, since every mathematical operation that can return errors must be individually tested.</text:span></text:p>
        </text:list-item>
      </text:list>
      <text:p text:style-name="P28"/>
      <text:p text:style-name="P32"><text:span text:style-name="T67">When the compiler is run with error-mode=panic, all if [statements] following function calls understand the </text:span><text:span text:style-name="T50">panic </text:span><text:span text:style-name="T67">return value. </text:span><text:span text:style-name="T76">If the compiler is run with error-mode=strict, it ignores if panic [statements].</text:span></text:p>
      <text:p text:style-name="P32"/>
      <text:p text:style-name="P92">ret <text:span text:style-name="T128">ret</text:span><text:span text:style-name="T77">_value </text:span>panic<text:span text:style-name="T21"> can’t be declared, </text:span><text:span text:style-name="T23">since panic necessarily means an unpredicted error is happening.</text:span></text:p>
      <text:p text:style-name="P32"/>
      <text:p text:style-name="P35">By handling errors through return values, the compiler developer doesn’t need to worry about stack unwinding, since all stacks are unwinded at every function exit.</text:p>
      <text:h text:style-name="P163" text:outline-level="1">Package <text:span text:style-name="T119">Manager</text:span></text:h>
      <text:p text:style-name="P80">The working unit of the package manager is the package.</text:p>
      <text:p text:style-name="P80"/>
      <text:p text:style-name="P80">The <text:span text:style-name="T46">pkg </text:span>keyword must be used to declare a new package. <text:span text:style-name="T184">It’s syntax is:</text:span></text:p>
      <text:p text:style-name="P80"><text:tab/><text:span text:style-name="T184">pkg mypkg</text:span></text:p>
      <text:p text:style-name="P80"><text:tab/><text:tab/>…</text:p>
      <text:p text:style-name="P80"><text:tab/><text:tab/><text:span text:style-name="T185">code</text:span></text:p>
      <text:p text:style-name="P80"><text:tab/><text:tab/>…</text:p>
      <text:p text:style-name="P66"/>
      <text:p text:style-name="P151">The <text:span text:style-name="T46">incl</text:span><text:span text:style-name="T21"> keyword must be used to load a package. It’s syntax is:</text:span></text:p>
      <text:p text:style-name="P67"><text:tab/>incl “stdlibpkg”</text:p>
      <text:p text:style-name="P67"><text:tab/>incl “./mypkg.mylang”</text:p>
      <text:p text:style-name="P67"/>
      <text:p text:style-name="P68">All the recognized packages declared with <text:span text:style-name="T46">pkg</text:span> keyword will be loaded when using <text:span text:style-name="T46">incl</text:span> with a file path.</text:p>
      <text:p text:style-name="P72">If there are packages with duplicated names, the software fails to compile and an error message is shown:</text:p>
      <text:p text:style-name="P72"><text:soft-page-break/>“Duplicated package names: pkg_name</text:p>
      <text:p text:style-name="P69">ln line_number, file file_path</text:p>
      <text:p text:style-name="P69">ln line_number, file file_path”</text:p>
      <text:p text:style-name="P69"/>
      <text:p text:style-name="P73">If there are packages whose name overlap another variable name, the software fails to compile and an error message is show:</text:p>
      <text:p text:style-name="P73">“Package name and variable overlap: pkg_name</text:p>
      <text:p text:style-name="P70">ln line_number, file file_path</text:p>
      <text:p text:style-name="P70">ln line_number, file file_path”</text:p>
      <text:p text:style-name="P70"/>
      <text:p text:style-name="P74">When a package is loaded, if it contains incl [statements], it will trigger the loading of such package, <text:span text:style-name="T173">its own incl [statements] will do the same and so on, forming a cascade of package loading. The whole cascade must be solved, i.e., all incl [statements] must successfully </text:span><text:span text:style-name="T175">result in package loading</text:span><text:span text:style-name="T173">, in order to the compiler being able to solve all </text:span><text:span text:style-name="T174">reference</text:span><text:span text:style-name="T173"> names.</text:span></text:p>
      <text:p text:style-name="P74"/>
      <text:p text:style-name="P75">If there’s a circular dependence in the loading of packages, the software fails to compile and an error message is show<text:span text:style-name="T177">n</text:span>:</text:p>
      <text:p text:style-name="P76">“Circular dependence of packages: pkg_name pkg_name</text:p>
      <text:p text:style-name="P71">ln line_number, file file_path</text:p>
      <text:p text:style-name="P76"><text:span text:style-name="T172">ln line_number, file file_path”</text:span> </text:p>
      <text:p text:style-name="P76"/>
      <text:p text:style-name="P77">If there’s no valid package to be loaded with the given name or file path, the software fails to compile and an error message is shown:</text:p>
      <text:p text:style-name="P77">“No valid package to load: name_or_file_path</text:p>
      <text:p text:style-name="P77"><text:span text:style-name="T172">ln line_number, file file_path</text:span>”</text:p>
      <text:p text:style-name="P74"/>
      <text:h text:style-name="P166" text:outline-level="1">Standard Library</text:h>
      <text:p text:style-name="P51"><text:span text:style-name="T176">[</text:span><text:span text:style-name="T179">init</text:span> – function used to allocate <text:span text:style-name="T179">and initialize </text:span>resources.</text:p>
      <text:p text:style-name="P51"/>
      <text:p text:style-name="P51"/>
      <text:p text:style-name="P64"><text:span text:style-name="T179">free</text:span> - function used to explicitly free resources.</text:p>
      <text:p text:style-name="P79"/>
      <text:p text:style-name="P54">set – function used to set values in memory.</text:p>
      <text:p text:style-name="P54"><text:soft-page-break/></text:p>
      <text:p text:style-name="P54">get – function used to get values from memory.</text:p>
      <text:p text:style-name="P78"/>
      <text:p text:style-name="P56">print<text:tab/>Str “text”</text:p>
      <text:p text:style-name="P56"><text:span text:style-name="T120">Writes</text:span> <text:span text:style-name="T120">text</text:span> to stdout.</text:p>
      <text:p text:style-name="P81">]</text:p>
      <text:p text:style-name="P61"/>
      <text:h text:style-name="P163" text:outline-level="1">Compiler</text:h>
      <text:p text:style-name="P133"><text:span text:style-name="T152">The s</text:span>teps <text:span text:style-name="T152">needed to compile source code are</text:span>:</text:p>
      <text:list xml:id="list598032547" text:style-name="L8">
        <text:list-item>
          <text:p text:style-name="P205"><text:span text:style-name="T153">lexer – </text:span><text:span text:style-name="T152">extract tokens from text;</text:span></text:p>
        </text:list-item>
        <text:list-item>
          <text:p text:style-name="P206"><text:span text:style-name="T152">syntactic analysis (</text:span><text:span text:style-name="T153">parser</text:span><text:span text:style-name="T152">)</text:span><text:span text:style-name="T153"> – </text:span><text:span text:style-name="T152">build the parse tree from the tokens</text:span></text:p>
        </text:list-item>
        <text:list-item>
          <text:p text:style-name="P207">semantic analysis – <text:span text:style-name="T154">check the semantic information of the parse tree</text:span></text:p>
        </text:list-item>
        <text:list-item>
          <text:p text:style-name="P208"><text:span text:style-name="T154">c</text:span>ode generation – <text:span text:style-name="T155">generate code/</text:span><text:span text:style-name="T156">machine language</text:span><text:span text:style-name="T155"> from the parse tree</text:span></text:p>
        </text:list-item>
      </text:list>
      <text:h text:style-name="P170" text:outline-level="2"/>
      <text:h text:style-name="P170" text:outline-level="2">Targets</text:h>
      <text:p text:style-name="P101"><text:span text:style-name="T105">X</text:span>86_64 <text:span text:style-name="T114">is the only aimed target architecture in the MVP.</text:span></text:p>
      <text:p text:style-name="P101"/>
      <text:h text:style-name="P170" text:outline-level="2">Dependencies</text:h>
      <text:p text:style-name="P102"><text:span text:style-name="T115">[</text:span>LLVM? </text:p>
      <text:p text:style-name="P155">Disadvantage of using LLVM directly is that the software must be written in C++ and it’s possible to write a backend to LLVM IR.</text:p>
      <text:p text:style-name="P102">Other tools?<text:span text:style-name="T115">]</text:span></text:p>
      <text:p text:style-name="P101"/>
      <text:h text:style-name="P168" text:outline-level="2">LISP machine</text:h>
      <text:p text:style-name="P124">Part of the compiler set is a LISP machine. It comprises the <text:span text:style-name="T144">preprocessor, </text:span>lexer, parser, and semantic analyzer.</text:p>
      <text:p text:style-name="P124">As a LISP machine, it represents all info internally as lists.</text:p>
      <text:p text:style-name="P124"/>
      <text:h text:style-name="P168" text:outline-level="2"><text:soft-page-break/>Preprocessor</text:h>
      <text:p text:style-name="P128">The preprocessor does:</text:p>
      <text:list xml:id="list3550532759" text:style-name="L9">
        <text:list-item>
          <text:p text:style-name="P209">joining of excess space separators</text:p>
        </text:list-item>
        <text:list-item>
          <text:p text:style-name="P209">substitution of indentation for parenthesis groups</text:p>
        </text:list-item>
      </text:list>
      <text:p text:style-name="P124"/>
      <text:h text:style-name="P173" text:outline-level="3">Lexer</text:h>
      <text:p text:style-name="P124">The lexer reads mylang source code and breaks it into <text:span text:style-name="T46">token lists</text:span>, according to <text:span text:style-name="T46">token rules</text:span>.</text:p>
      <text:p text:style-name="P124"/>
      <text:p text:style-name="P124">Each token rule contains: a token category, a regular expression to match a token.</text:p>
      <text:p text:style-name="P124">Each token list contains: a token category, token start position in source code, token end position in source code.</text:p>
      <text:p text:style-name="P124"/>
      <text:p text:style-name="P124">To <text:span text:style-name="T159">setup</text:span> a new token rule, the <text:span text:style-name="T46">lex_token_rule</text:span> keyword can be used. It’s syntax is:</text:p>
      <text:p text:style-name="P124"><text:tab/>lex_token_rule “TOKEN_CAT” “regexp”</text:p>
      <text:p text:style-name="P124"/>
      <text:p text:style-name="P124">The <text:span text:style-name="T142">hard coded</text:span> token rules <text:span text:style-name="T143">can be represented as</text:span>:</text:p>
      <text:p text:style-name="P124"><text:tab/><text:span text:style-name="T142">lex_token_rule “PAR_OPEN” “(“</text:span></text:p>
      <text:p text:style-name="P124"><text:tab/><text:span text:style-name="T142">lex_token_rule “PAR_CLOSE” “)”</text:span></text:p>
      <text:p text:style-name="P124"><text:tab/><text:span text:style-name="T142">lex_token_rule “SPACE” “ ”</text:span></text:p>
      <text:p text:style-name="P124"><text:tab/><text:span text:style-name="T142">lex_token_rule “</text:span><text:span text:style-name="T190">QUOTE</text:span><text:span text:style-name="T142">” “\””</text:span></text:p>
      <text:p text:style-name="P124"><text:tab/><text:span text:style-name="T143">lex_token_rule “OP_</text:span><text:span text:style-name="T149">LEX_TOKEN_RULE</text:span><text:span text:style-name="T143">” “lex_token_rule”</text:span></text:p>
      <text:p text:style-name="P124"><text:tab/><text:span text:style-name="T149">lex_token_rule “OP_PARSE_TOKEN_RULE” “parse_token_rule”</text:span></text:p>
      <text:p text:style-name="P124"/>
      <text:p text:style-name="P126">There are two basic separators: the parenthesis characters to delimitate a list, and the space character to separate members inside a list.</text:p>
      <text:p text:style-name="P127">The STR token category is created to help delimitate strings, since there’s the need to isolate regexps easily.</text:p>
      <text:p text:style-name="P127">The OP_<text:span text:style-name="T149">LEX_TOKEN_RULE</text:span> category match<text:span text:style-name="T149">es</text:span> the lex_token_rule operator.</text:p>
      <text:p text:style-name="P132">The OP_PARSE_TOKEN_RULE category matches the parse_token_rule operator.</text:p>
      <text:p text:style-name="P127"/>
      <text:p text:style-name="P128">The soft coded default token rules are:</text:p>
      <text:p text:style-name="P128"><text:tab/>lex_token_rule “INT” “0x[0-9a-fA-F]+|[0-9]+”</text:p>
      <text:p text:style-name="P128"><text:soft-page-break/><text:tab/>lex_token_rule “FLOAT” “[0-9]+\.[0-9]+|[0-9]+\.”</text:p>
      <text:p text:style-name="P130"><text:tab/>lex_token_rule “OP_<text:span text:style-name="T157">CONST</text:span>” “<text:span text:style-name="T157">const</text:span>”</text:p>
      <text:p text:style-name="P128"><text:tab/>lex_token_rule “OP_<text:span text:style-name="T158">VAR</text:span>” “<text:span text:style-name="T157">var</text:span>”</text:p>
      <text:p text:style-name="P128"><text:tab/><text:span text:style-name="T150">lex_token_rule</text:span> “OP_CALL” “<text:span text:style-name="T147">call</text:span>”</text:p>
      <text:p text:style-name="P128"><text:tab/><text:span text:style-name="T150">lex_token_rule</text:span><text:span text:style-name="T146"> “OP_RET” “</text:span><text:span text:style-name="T147">ret</text:span><text:span text:style-name="T146">”</text:span></text:p>
      <text:p text:style-name="P128"><text:tab/><text:span text:style-name="T161">lex_token_rule “DECL_PKG” “pkg”</text:span></text:p>
      <text:p text:style-name="P129"><text:tab/><text:span text:style-name="T145">lex_token_rule “</text:span><text:span text:style-name="T151">DECL_FN</text:span><text:span text:style-name="T145">” “</text:span><text:span text:style-name="T147">fn</text:span><text:span text:style-name="T145">”</text:span></text:p>
      <text:p text:style-name="P129"><text:tab/><text:span text:style-name="T148">lex_token_rule “NAME” “[a-zA-Z0-9]”</text:span></text:p>
      <text:p text:style-name="P122"/>
      <text:p text:style-name="P131">The INT category matches unsigned integers.</text:p>
      <text:p text:style-name="P131">The FLOAT category matches floating point numbers.</text:p>
      <text:p text:style-name="P131">The OP_<text:span text:style-name="T161">CONST, OP_VAR</text:span>, OP_CALL and OP_RET categories match the <text:span text:style-name="T161">const, var</text:span>, call and ret language operators, respectively.</text:p>
      <text:p text:style-name="P132">The <text:span text:style-name="T151">DECL_FN</text:span> category matches the fn keyword.</text:p>
      <text:p text:style-name="P138">The NAME category matches variable names.</text:p>
      <text:p text:style-name="P122"/>
      <text:h text:style-name="P171" text:outline-level="2">Parser</text:h>
      <text:p text:style-name="P134">The parser reads a list of preprocessed tokens, validates them syntactically according to <text:span text:style-name="T46">parser rules</text:span><text:span text:style-name="T21"> and outputs a </text:span><text:span text:style-name="T46">parse tree list</text:span><text:span text:style-name="T25">. </text:span><text:span text:style-name="T29">That is, it is the syntactic processor.</text:span></text:p>
      <text:p text:style-name="P82"/>
      <text:p text:style-name="P139"><text:span text:style-name="T26">To </text:span><text:span text:style-name="T21">setup</text:span><text:span text:style-name="T26"> a new </text:span><text:span text:style-name="T21">parser</text:span><text:span text:style-name="T26"> rule </text:span><text:span text:style-name="T28">for tokens</text:span><text:span text:style-name="T26">, the </text:span><text:span text:style-name="T46">parse</text:span><text:span text:style-name="T54">_token_rule</text:span><text:span text:style-name="T26"> keyword can be used. It’s syntax is:</text:span></text:p>
      <text:p text:style-name="P125"><text:span text:style-name="T21"><text:tab/></text:span><text:span text:style-name="T27">parse</text:span><text:span text:style-name="T21">_token_rule “</text:span><text:span text:style-name="T27">PARSER_VAR</text:span><text:span text:style-name="T21">” “</text:span><text:span text:style-name="T27">TOKEN_CAT</text:span><text:span text:style-name="T21">”</text:span></text:p>
      <text:p text:style-name="P142"><text:span text:style-name="T21">PARSER_VAR corresponds to the parser variable </text:span><text:span text:style-name="T30">to which the target tokens are going to be reduced into</text:span><text:span text:style-name="T21">.</text:span></text:p>
      <text:p text:style-name="P83">TOKEN_CAT corresponds to the token category.</text:p>
      <text:p text:style-name="P140"><text:span text:style-name="T26">To </text:span><text:span text:style-name="T21">setup</text:span><text:span text:style-name="T26"> a new </text:span><text:span text:style-name="T21">pars</text:span><text:span text:style-name="T28">ing</text:span><text:span text:style-name="T26"> rule </text:span><text:span text:style-name="T28">for variables</text:span><text:span text:style-name="T26">, the </text:span><text:span text:style-name="T46">parse</text:span><text:span text:style-name="T54">_</text:span><text:span text:style-name="T55">var</text:span><text:span text:style-name="T54">_rule</text:span><text:span text:style-name="T26"> keyword can be used. It’s syntax is:</text:span></text:p>
      <text:p text:style-name="P140"><text:span text:style-name="T26"><text:tab/></text:span><text:span text:style-name="T28">parse_var_rule “</text:span><text:span text:style-name="T30">PARSER_VAR</text:span><text:span text:style-name="T28">” (“VAR1” “VAR2” …)</text:span></text:p>
      <text:p text:style-name="P141"><text:span text:style-name="T30">PARSER_</text:span><text:span text:style-name="T28">V</text:span><text:span text:style-name="T21">AR corresponds to the parser variable to which the target variables are going to be reduced into.</text:span></text:p>
      <text:p text:style-name="P83">VAR1 and VAR2 correspond to the target variables.</text:p>
      <text:p text:style-name="P83">… means that a continuing list of variables is possible.</text:p>
      <text:p text:style-name="P84"/>
      <text:p text:style-name="P123"><text:soft-page-break/>[Which is the best algorit<text:span text:style-name="T116">h</text:span>m <text:span text:style-name="T117">for our case</text:span>?]</text:p>
      <text:p text:style-name="P137"/>
      <text:h text:style-name="P172" text:outline-level="2">Semantic Processor</text:h>
      <text:p text:style-name="P135">The semantic processor reads a parse tree list and checks it for semantic correctness, as well as do the proper changes related to semantics. It returns a final parse tree list, ready to be read by the target architecture backend.</text:p>
      <text:p text:style-name="P136">It does:</text:p>
      <text:list xml:id="list385414624" text:style-name="L10">
        <text:list-item>
          <text:p text:style-name="P210">type checking</text:p>
        </text:list-item>
        <text:list-item>
          <text:p text:style-name="P210">variable initialization checking</text:p>
        </text:list-item>
        <text:list-item>
          <text:p text:style-name="P211"><text:span text:style-name="T170">importing modules, </text:span>namespace<text:span text:style-name="T170">s</text:span>, <text:span text:style-name="T164">variables and references</text:span> validation</text:p>
          <text:list>
            <text:list-item>
              <text:p text:style-name="P212">matching functions for static dispatch existing <text:span text:style-name="T160">[?]</text:span></text:p>
            </text:list-item>
          </text:list>
        </text:list-item>
        <text:list-item>
          <text:p text:style-name="P212"><text:span text:style-name="T162">symbol</text:span><text:span text:style-name="T163">s</text:span><text:span text:style-name="T162"> table creation</text:span></text:p>
        </text:list-item>
        <text:list-item>
          <text:p text:style-name="P213"><text:span text:style-name="T165">automatic </text:span>resource releases</text:p>
        </text:list-item>
      </text:list>
      <text:p text:style-name="P145"/>
      <text:p text:style-name="P147">The first step is find out the namespace, that is, the local and imported valid names.</text:p>
      <text:p text:style-name="P147">On solving function names, their signature is created <text:span text:style-name="T166">from</text:span> their name, return type <text:span text:style-name="T166">and</text:span> arguments types.</text:p>
      <text:p text:style-name="P146"/>
      <text:h text:style-name="Heading_20_3" text:outline-level="3">Static Dispatch</text:h>
      <text:p text:style-name="P148">The semantic processor finds out when a function is called, and makes a signature from the function’s name, return type and arguments types. If some of two signatures match, the appropriate function has been found. If no signature matches, the software fails to compile and an error message is shown: “No function signature match for: function_name<text:tab/>argtypes<text:tab/>rettype</text:p>
      <text:p text:style-name="P148">ln line_number, file file_path”</text:p>
      <text:p text:style-name="P149"><text:span text:style-name="T171">T</text:span>his ensures some <text:span text:style-name="T171">properties</text:span>: all <text:span text:style-name="T169">runnable</text:span> operations <text:span text:style-name="T168">among</text:span> all types have been previously declared, and <text:span text:style-name="T167">all argument types are </text:span><text:span text:style-name="T169">correct in function calls</text:span>.</text:p>
      <text:p text:style-name="P150">If there are two functions to load that evaluate to the same function signature, the software fails to compile and an error message is shown: “Duplicated function signature:</text:p>
      <text:p text:style-name="P150">function_name<text:tab/>argtypes<text:tab/>rettype</text:p>
      <text:p text:style-name="P150">ln line_number, file file_path</text:p>
      <text:p text:style-name="P150"/>
      <text:p text:style-name="P150">function_name<text:tab/>argtypes<text:tab/>rettype</text:p>
      <text:p text:style-name="P150">ln line_number, file file_path”</text:p>
      <text:p text:style-name="P150"><text:soft-page-break/></text:p>
      <text:h text:style-name="Heading_20_2" text:outline-level="2">Target Backend</text:h>
      <text:list xml:id="list2666429427" text:style-name="L11">
        <text:list-item>
          <text:p text:style-name="P221"><text:span text:style-name="T138">R</text:span><text:span text:style-name="T140">egister allocation: g</text:span><text:span text:style-name="T138">raph coloring </text:span><text:span text:style-name="T139">is the register allocation algorithm.</text:span></text:p>
        </text:list-item>
        <text:list-item>
          <text:p text:style-name="P222"><text:span text:style-name="T139">S</text:span><text:span text:style-name="T137">tack setup</text:span></text:p>
        </text:list-item>
      </text:list>
      <text:p text:style-name="P143"/>
      <text:h text:style-name="Heading_20_3" text:outline-level="3">Code Generation</text:h>
      <text:p text:style-name="P144">Xx</text:p>
      <text:p text:style-name="P144"/>
      <text:h text:style-name="P167" text:outline-level="1">Software Quality</text:h>
      <text:p text:style-name="P157">Our testing philosophy is based on test-driven design. </text:p>
      <text:p text:style-name="P157">The rules are:</text:p>
      <text:list xml:id="list2798911967" text:style-name="L12">
        <text:list-item>
          <text:p text:style-name="P223">every new feature must have at least one test asserting it works</text:p>
        </text:list-item>
      </text:list>
      <text:p text:style-name="Text_20_body"/>
      <text:h text:style-name="Heading_20_1" text:outline-level="1">Roadmap</text:h>
      <text:list xml:id="list3512410177" text:style-name="L13">
        <text:list-item>
          <text:p text:style-name="P214">Do all the research and planning needed to write the specification</text:p>
        </text:list-item>
        <text:list-item>
          <text:p text:style-name="P214">Write the specification</text:p>
        </text:list-item>
        <text:list-item>
          <text:p text:style-name="P214">Implement the tokenizer</text:p>
        </text:list-item>
        <text:list-item>
          <text:p text:style-name="P214">Implement the LISP machine</text:p>
        </text:list-item>
        <text:list-item>
          <text:p text:style-name="P214">Implement the parser</text:p>
        </text:list-item>
        <text:list-item>
          <text:p text:style-name="P214">Implement the compiler</text:p>
        </text:list-item>
      </text:list>
      <text:h text:style-name="P163" text:outline-level="1">Not-Gonna-Dos</text:h>
      <text:list xml:id="list3500497594" text:style-name="L14">
        <text:list-item>
          <text:p text:style-name="P215">This first implementation is really a prototype, MVP kind of product.</text:p>
        </text:list-item>
        <text:list-item>
          <text:p text:style-name="P217">Handling for number operations exceeding registers size.</text:p>
        </text:list-item>
        <text:list-item>
          <text:p text:style-name="P216">Optimizations of any kind.</text:p>
        </text:list-item>
        <text:list-item>
          <text:p text:style-name="P218">Error handling joining, blocks of code which allow <text:span text:style-name="T70">to group together operations or function calls and only handle the possible resulting errors afterwards.</text:span></text:p>
        </text:list-item>
        <text:list-item>
          <text:p text:style-name="P219">panic doesn’t call directly the kernel kill process method.</text:p>
        </text:list-item>
        <text:list-item>
          <text:p text:style-name="P220">Anonymous functions (lambda)</text:p>
        </text:list-item>
        <text:list-item>
          <text:p text:style-name="P200"><text:soft-page-break/>A tool is pla<text:span text:style-name="T74">n</text:span>ned <text:span text:style-name="T73">for</text:span><text:span text:style-name="T71"> future versions </text:span><text:span text:style-name="T73">of the toolkit,</text:span><text:span text:style-name="T71"> </text:span>to analyze a code base’<text:span text:style-name="T72">s control flow</text:span> an<text:span text:style-name="T72">d</text:span> return a report of all unhandled errors. <text:span text:style-name="T80">Maybe throw warnings when compiling?</text:span></text:p>
        </text:list-item>
        <text:list-item>
          <text:p text:style-name="P201">AARCH64 target is planned</text:p>
        </text:list-item>
        <text:list-item>
          <text:p text:style-name="P202"><text:span text:style-name="T189">No</text:span> plan<text:span text:style-name="T189">s for</text:span> threads and multiprocessing already</text:p>
        </text:list-item>
        <text:list-item>
          <text:p text:style-name="P203">The preprocessor can’t have a full implementation of the language since it doesn’t exist</text:p>
        </text:list-item>
        <text:list-item>
          <text:p text:style-name="P204">The equivalent of “long double” floating-point typ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2-12-31T13:34:13.967894362</dc:date>
    <meta:editing-duration>P3DT22H26M31S</meta:editing-duration>
    <meta:editing-cycles>586</meta:editing-cycles>
    <meta:generator>LibreOffice/7.0.4.2$Linux_X86_64 LibreOffice_project/00$Build-2</meta:generator>
    <meta:document-statistic meta:table-count="1" meta:image-count="0" meta:object-count="0" meta:page-count="17" meta:paragraph-count="353" meta:word-count="3182" meta:character-count="19655" meta:non-whitespace-character-count="16815"/>
  </office:meta>
</office:document-meta>
</file>